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lan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Agência Nacional do Petróleo, Gás Natural e Biocombustíve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Superintendência de Defesa da Concorrênc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, dos Derivados Combustíveis de Petróleo (metros cúbicos)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Periodicidade: Mens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Índice: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, dos derivados combustíveis de petróleo por Unidade da Federação e produto - 2000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, dos derivados combustíveis de petróleo por Grande Região e produto - 2000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, de óleo diesel por tipo e Unidade da Federação - 2013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, de óleo diesel por tipo e Grande Região - 2013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, de GLP por Unidade da Federação e Vasilhame - 2010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, de GLP por Grande Região e Vasilhame - 2010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, de etanol hidratado por segmento e Unidade da Federação - 2012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, de gasolina C por segmento e Unidade da Federação - 2012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, de óleo diesel por segmento e Unidade da Federação - 2012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ados atualizados em 30 de outubro de 2020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¹, dos derivados combustíveis de petróleo por Unidade da Federação e produto - 2000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lecione, clicando nas setas abaixo, a UNIDADE DA FEDERAÇÃO e o PRODUTO desejado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RASI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OMBUSTÍVEIS TOTAL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ASIL</text:p>
          </table:table-cell>
        </table:table-row>
        <table:table-row>
          <table:table-cell office:value-type="string">
            <text:p/>
          </table:table-cell>
          <table:table-cell office:value-type="string">
            <text:p>UN. DA FEDERAÇÃ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BUSTÍVEIS TOTAL (m3)</text:p>
          </table:table-cell>
        </table:table-row>
        <table:table-row>
          <table:table-cell office:value-type="string">
            <text:p/>
          </table:table-cell>
          <table:table-cell office:value-type="string">
            <text:p>PRODUT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ndas Mensais </text:p>
          </table:table-cell>
        </table:table-row>
        <table:table-row>
          <table:table-cell office:value-type="string">
            <text:p/>
          </table:table-cell>
          <table:table-cell office:value-type="string">
            <text:p>xxxxxxxxxxxxxxxxx</text:p>
          </table:table-cell>
          <table:table-cell office:value-type="string">
            <text:p>xxxxxxxx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ARIAÇÃO DO ACUMULA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ados</text:p>
          </table:table-cell>
          <table:table-cell office:value="2000" office:value-type="float"/>
          <table:table-cell office:value="2001" office:value-type="float"/>
          <table:table-cell office:value="2002" office:value-type="float"/>
          <table:table-cell office:value="2003" office:value-type="float"/>
          <table:table-cell office:value="2004" office:value-type="float"/>
          <table:table-cell office:value="2005" office:value-type="float"/>
          <table:table-cell office:value="2006" office:value-type="float"/>
          <table:table-cell office:value="2007" office:value-type="float"/>
          <table:table-cell office:value="2008" office:value-type="float"/>
          <table:table-cell office:value="2009" office:value-type="float"/>
          <table:table-cell office:value="2010" office:value-type="float"/>
          <table:table-cell office:value="2011" office:value-type="float"/>
          <table:table-cell office:value="2012" office:value-type="float"/>
          <table:table-cell office:value="2013" office:value-type="float"/>
          <table:table-cell office:value="2014" office:value-type="float"/>
          <table:table-cell office:value="2015" office:value-type="float"/>
          <table:table-cell office:value-type="string">
            <text:p>2016</text:p>
          </table:table-cell>
          <table:table-cell office:value="2017" office:value-type="float"/>
          <table:table-cell office:value="2018" office:value-type="float"/>
          <table:table-cell office:value="2019" office:value-type="float"/>
          <table:table-cell office:value="2020" office:value-type="float"/>
          <table:table-cell office:value-type="string">
            <text:p>NO ANO 2020 / 2019 (%) ²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aneiro</text:p>
          </table:table-cell>
          <table:table-cell office:value="6995110.445727273" office:value-type="float"/>
          <table:table-cell office:value="7180755.258491654" office:value-type="float"/>
          <table:table-cell office:value="7196582.65419666" office:value-type="float"/>
          <table:table-cell office:value="6688221.520586273" office:value-type="float"/>
          <table:table-cell office:value="6770295.162675323" office:value-type="float"/>
          <table:table-cell office:value="6709517.032942486" office:value-type="float"/>
          <table:table-cell office:value="7050201.978708723" office:value-type="float"/>
          <table:table-cell office:value="7470613.13965218" office:value-type="float"/>
          <table:table-cell office:value="8256555.682869568" office:value-type="float"/>
          <table:table-cell office:value="8215630.44414492" office:value-type="float"/>
          <table:table-cell office:value="8633753.101594204" office:value-type="float"/>
          <table:table-cell office:value="9110855.31378261" office:value-type="float"/>
          <table:table-cell office:value="9708937.332347821" office:value-type="float"/>
          <table:table-cell office:value="10931208.28049276" office:value-type="float"/>
          <table:table-cell office:value="11429168.84005797" office:value-type="float"/>
          <table:table-cell office:value="12047932.427376809" office:value-type="float"/>
          <table:table-cell office:value="10514005.25915942" office:value-type="float"/>
          <table:table-cell office:value="10428954.824289856" office:value-type="float"/>
          <table:table-cell office:value="10803217.399231885" office:value-type="float"/>
          <table:table-cell office:value="11230327.968681164" office:value-type="float"/>
          <table:table-cell office:value="11338519.570666667" office:value-type="float"/>
          <table:table-cell office:value="0.9633877326399087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evereiro</text:p>
          </table:table-cell>
          <table:table-cell office:value="7416433.1628014855" office:value-type="float"/>
          <table:table-cell office:value="6548589.675042676" office:value-type="float"/>
          <table:table-cell office:value="6655637.470404449" office:value-type="float"/>
          <table:table-cell office:value="6294697.986395178" office:value-type="float"/>
          <table:table-cell office:value="6362190.613764379" office:value-type="float"/>
          <table:table-cell office:value="6597881.440304271" office:value-type="float"/>
          <table:table-cell office:value="6733218.09956401" office:value-type="float"/>
          <table:table-cell office:value="7066232.678362316" office:value-type="float"/>
          <table:table-cell office:value="8048319.75489855" office:value-type="float"/>
          <table:table-cell office:value="7840032.812275364" office:value-type="float"/>
          <table:table-cell office:value="8481647.30047826" office:value-type="float"/>
          <table:table-cell office:value="9262542.127376808" office:value-type="float"/>
          <table:table-cell office:value="9877026.711521734" office:value-type="float"/>
          <table:table-cell office:value="10117862.393246375" office:value-type="float"/>
          <table:table-cell office:value="11230844.799275365" office:value-type="float"/>
          <table:table-cell office:value="10490253.755014494" office:value-type="float"/>
          <table:table-cell office:value="10792682.102840584" office:value-type="float"/>
          <table:table-cell office:value="10121262.499869568" office:value-type="float"/>
          <table:table-cell office:value="10220520.1344058" office:value-type="float"/>
          <table:table-cell office:value="10802185.924463762" office:value-type="float"/>
          <table:table-cell office:value="11090440.936347825" office:value-type="float"/>
          <table:table-cell office:value="1.7993707653710445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rço</text:p>
          </table:table-cell>
          <table:table-cell office:value="7350794.874421148" office:value-type="float"/>
          <table:table-cell office:value="7655263.066254173" office:value-type="float"/>
          <table:table-cell office:value="7480152.940703152" office:value-type="float"/>
          <table:table-cell office:value="6414784.784102043" office:value-type="float"/>
          <table:table-cell office:value="7587215.310909087" office:value-type="float"/>
          <table:table-cell office:value="7604798.314614096" office:value-type="float"/>
          <table:table-cell office:value="7713759.971795918" office:value-type="float"/>
          <table:table-cell office:value="8306224.324550726" office:value-type="float"/>
          <table:table-cell office:value="8604527.08989855" office:value-type="float"/>
          <table:table-cell office:value="8870255.157652173" office:value-type="float"/>
          <table:table-cell office:value="10047228.492637677" office:value-type="float"/>
          <table:table-cell office:value="10148732.482681163" office:value-type="float"/>
          <table:table-cell office:value="10929435.863101447" office:value-type="float"/>
          <table:table-cell office:value="11053520.243811583" office:value-type="float"/>
          <table:table-cell office:value="11521485.292927535" office:value-type="float"/>
          <table:table-cell office:value="12095848.153318837" office:value-type="float"/>
          <table:table-cell office:value="11601156.13721739" office:value-type="float"/>
          <table:table-cell office:value="11853140.6834058" office:value-type="float"/>
          <table:table-cell office:value="11724175.306275358" office:value-type="float"/>
          <table:table-cell office:value="11243409.656840581" office:value-type="float"/>
          <table:table-cell office:value="10645620.245260874" office:value-type="float"/>
          <table:table-cell office:value="-0.6050705021235503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bril</text:p>
          </table:table-cell>
          <table:table-cell office:value="7282572.803630798" office:value-type="float"/>
          <table:table-cell office:value="7228914.398111315" office:value-type="float"/>
          <table:table-cell office:value="7314484.569918367" office:value-type="float"/>
          <table:table-cell office:value="6637099.309179961" office:value-type="float"/>
          <table:table-cell office:value="7362965.466202227" office:value-type="float"/>
          <table:table-cell office:value="7243180.321753244" office:value-type="float"/>
          <table:table-cell office:value="7057554.441966605" office:value-type="float"/>
          <table:table-cell office:value="7601037.668333329" office:value-type="float"/>
          <table:table-cell office:value="8706377.845666664" office:value-type="float"/>
          <table:table-cell office:value="8897816.58027536" office:value-type="float"/>
          <table:table-cell office:value="9544461.302840572" office:value-type="float"/>
          <table:table-cell office:value="9656896.750753626" office:value-type="float"/>
          <table:table-cell office:value="10186467.3434058" office:value-type="float"/>
          <table:table-cell office:value="11377920.918985512" office:value-type="float"/>
          <table:table-cell office:value="11874577.20968116" office:value-type="float"/>
          <table:table-cell office:value="11767280.134985514" office:value-type="float"/>
          <table:table-cell office:value="11199688.801739128" office:value-type="float"/>
          <table:table-cell office:value="10570124.140275352" office:value-type="float"/>
          <table:table-cell office:value="11109721.460637687" office:value-type="float"/>
          <table:table-cell office:value="11477190.88226086" office:value-type="float"/>
          <table:table-cell office:value="8872672.355130434" office:value-type="float"/>
          <table:table-cell office:value="-6.269644829050924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io</text:p>
          </table:table-cell>
          <table:table-cell office:value="7517881.644213359" office:value-type="float"/>
          <table:table-cell office:value="7611895.719515771" office:value-type="float"/>
          <table:table-cell office:value="7475772.681630798" office:value-type="float"/>
          <table:table-cell office:value="7064182.730519479" office:value-type="float"/>
          <table:table-cell office:value="7065017.189011131" office:value-type="float"/>
          <table:table-cell office:value="7300532.117146561" office:value-type="float"/>
          <table:table-cell office:value="7575074.903935065" office:value-type="float"/>
          <table:table-cell office:value="8026655.531000002" office:value-type="float"/>
          <table:table-cell office:value="8760641.681797102" office:value-type="float"/>
          <table:table-cell office:value="8639588.987927536" office:value-type="float"/>
          <table:table-cell office:value="9733818.251014492" office:value-type="float"/>
          <table:table-cell office:value="10158049.542434784" office:value-type="float"/>
          <table:table-cell office:value="10775104.217666661" office:value-type="float"/>
          <table:table-cell office:value="11503971.874130433" office:value-type="float"/>
          <table:table-cell office:value="12132305.178478254" office:value-type="float"/>
          <table:table-cell office:value="11449770.75334783" office:value-type="float"/>
          <table:table-cell office:value="11195715.027434781" office:value-type="float"/>
          <table:table-cell office:value="11374611.326014496" office:value-type="float"/>
          <table:table-cell office:value="9901079.253739128" office:value-type="float"/>
          <table:table-cell office:value="11650921.99431884" office:value-type="float"/>
          <table:table-cell office:value="9497879.645028984" office:value-type="float"/>
          <table:table-cell office:value="-8.791753194093898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nho</text:p>
          </table:table-cell>
          <table:table-cell office:value="7788442.859589982" office:value-type="float"/>
          <table:table-cell office:value="7657813.993406307" office:value-type="float"/>
          <table:table-cell office:value="7072254.693131726" office:value-type="float"/>
          <table:table-cell office:value="6636083.284929496" office:value-type="float"/>
          <table:table-cell office:value="7227510.075504636" office:value-type="float"/>
          <table:table-cell office:value="7475038.8895936925" office:value-type="float"/>
          <table:table-cell office:value="7432494.022189236" office:value-type="float"/>
          <table:table-cell office:value="8059005.533478259" office:value-type="float"/>
          <table:table-cell office:value="8798585.930695655" office:value-type="float"/>
          <table:table-cell office:value="8990696.522681162" office:value-type="float"/>
          <table:table-cell office:value="9830120.13086957" office:value-type="float"/>
          <table:table-cell office:value="10184502.858159425" office:value-type="float"/>
          <table:table-cell office:value="10506639.263565216" office:value-type="float"/>
          <table:table-cell office:value="11035208.483028976" office:value-type="float"/>
          <table:table-cell office:value="11283405.26795652" office:value-type="float"/>
          <table:table-cell office:value="11867076.431463761" office:value-type="float"/>
          <table:table-cell office:value="11238238.734999992" office:value-type="float"/>
          <table:table-cell office:value="11399227.66568116" office:value-type="float"/>
          <table:table-cell office:value="11645914.133463766" office:value-type="float"/>
          <table:table-cell office:value="11073020.454565218" office:value-type="float"/>
          <table:table-cell office:value="10181302.482869571" office:value-type="float"/>
          <table:table-cell office:value="-8.670534721353807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lho</text:p>
          </table:table-cell>
          <table:table-cell office:value="7434315.28876809" office:value-type="float"/>
          <table:table-cell office:value="7630442.030194807" office:value-type="float"/>
          <table:table-cell office:value="7537209.172803341" office:value-type="float"/>
          <table:table-cell office:value="7351963.955601111" office:value-type="float"/>
          <table:table-cell office:value="7738421.601805192" office:value-type="float"/>
          <table:table-cell office:value="7492138.949714286" office:value-type="float"/>
          <table:table-cell office:value="7539416.594330241" office:value-type="float"/>
          <table:table-cell office:value="8209919.706362317" office:value-type="float"/>
          <table:table-cell office:value="9168208.676718839" office:value-type="float"/>
          <table:table-cell office:value="9506493.60565217" office:value-type="float"/>
          <table:table-cell office:value="10307741.175130432" office:value-type="float"/>
          <table:table-cell office:value="10360738.068275359" office:value-type="float"/>
          <table:table-cell office:value="10882147.833260873" office:value-type="float"/>
          <table:table-cell office:value="11691185.289492747" office:value-type="float"/>
          <table:table-cell office:value="12215762.854710136" office:value-type="float"/>
          <table:table-cell office:value="12183784.337623198" office:value-type="float"/>
          <table:table-cell office:value="11414542.267985508" office:value-type="float"/>
          <table:table-cell office:value="11617860.727739131" office:value-type="float"/>
          <table:table-cell office:value="11530423.034652181" office:value-type="float"/>
          <table:table-cell office:value="12283089.972623186" office:value-type="float"/>
          <table:table-cell office:value="11276882.422536233" office:value-type="float"/>
          <table:table-cell office:value="-8.596811147408667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gosto</text:p>
          </table:table-cell>
          <table:table-cell office:value="7840943.93954731" office:value-type="float"/>
          <table:table-cell office:value="8003567.965554729" office:value-type="float"/>
          <table:table-cell office:value="7541354.679699443" office:value-type="float"/>
          <table:table-cell office:value="7131433.394198515" office:value-type="float"/>
          <table:table-cell office:value="7757804.845144713" office:value-type="float"/>
          <table:table-cell office:value="8042449.156736546" office:value-type="float"/>
          <table:table-cell office:value="8036490.574994432" office:value-type="float"/>
          <table:table-cell office:value="8752804.839521741" office:value-type="float"/>
          <table:table-cell office:value="9051563.568115948" office:value-type="float"/>
          <table:table-cell office:value="9242321.08163768" office:value-type="float"/>
          <table:table-cell office:value="10387643.436550727" office:value-type="float"/>
          <table:table-cell office:value="10979440.608000001" office:value-type="float"/>
          <table:table-cell office:value="11592307.125695659" office:value-type="float"/>
          <table:table-cell office:value="12082456.475710148" office:value-type="float"/>
          <table:table-cell office:value="12538268.942623185" office:value-type="float"/>
          <table:table-cell office:value="12046884.497014489" office:value-type="float"/>
          <table:table-cell office:value="11851855.954724638" office:value-type="float"/>
          <table:table-cell office:value="12116749.232434785" office:value-type="float"/>
          <table:table-cell office:value="12373864.66289855" office:value-type="float"/>
          <table:table-cell office:value="12326807.832608705" office:value-type="float"/>
          <table:table-cell office:value="11208268.91117391" office:value-type="float"/>
          <table:table-cell office:value="-8.660692651321789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tembro</text:p>
          </table:table-cell>
          <table:table-cell office:value="7522385.082311686" office:value-type="float"/>
          <table:table-cell office:value="7500608.874627086" office:value-type="float"/>
          <table:table-cell office:value="7523605.664957328" office:value-type="float"/>
          <table:table-cell office:value="7308318.744716146" office:value-type="float"/>
          <table:table-cell office:value="7739155.909580702" office:value-type="float"/>
          <table:table-cell office:value="7720371.633293134" office:value-type="float"/>
          <table:table-cell office:value="7892381.8982523205" office:value-type="float"/>
          <table:table-cell office:value="8127877.785086959" office:value-type="float"/>
          <table:table-cell office:value="9368012.371492753" office:value-type="float"/>
          <table:table-cell office:value="9481387.242347822" office:value-type="float"/>
          <table:table-cell office:value="10248554.004985511" office:value-type="float"/>
          <table:table-cell office:value="10692546.169492748" office:value-type="float"/>
          <table:table-cell office:value="10717877.034521742" office:value-type="float"/>
          <table:table-cell office:value="11451924.970115941" office:value-type="float"/>
          <table:table-cell office:value="12592408.304608688" office:value-type="float"/>
          <table:table-cell office:value="11985710.196275366" office:value-type="float"/>
          <table:table-cell office:value="11644012.577753624" office:value-type="float"/>
          <table:table-cell office:value="11732360.419956515" office:value-type="float"/>
          <table:table-cell office:value="11411721.251855062" office:value-type="float"/>
          <table:table-cell office:value="11664500.105985498" office:value-type="float"/>
          <table:table-cell office:value="11554429.28556522" office:value-type="float"/>
          <table:table-cell office:value="-7.793084881508983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utubro</text:p>
          </table:table-cell>
          <table:table-cell office:value="7686804.2911725445" office:value-type="float"/>
          <table:table-cell office:value="7952202.522931355" office:value-type="float"/>
          <table:table-cell office:value="8243983.362755103" office:value-type="float"/>
          <table:table-cell office:value="7718482.450714286" office:value-type="float"/>
          <table:table-cell office:value="7595616.531055659" office:value-type="float"/>
          <table:table-cell office:value="7386627.656602969" office:value-type="float"/>
          <table:table-cell office:value="7980417.682291283" office:value-type="float"/>
          <table:table-cell office:value="9020457.454695655" office:value-type="float"/>
          <table:table-cell office:value="9550067.064231882" office:value-type="float"/>
          <table:table-cell office:value="10055110.924999999" office:value-type="float"/>
          <table:table-cell office:value="10205460.486347819" office:value-type="float"/>
          <table:table-cell office:value="10519426.955637686" office:value-type="float"/>
          <table:table-cell office:value="11858855.586623179" office:value-type="float"/>
          <table:table-cell office:value="12466573.999652172" office:value-type="float"/>
          <table:table-cell office:value="13289592.493101453" office:value-type="float"/>
          <table:table-cell office:value="12526918.068550726" office:value-type="float"/>
          <table:table-cell office:value="11425057.587811599" office:value-type="float"/>
          <table:table-cell office:value="11939679.960942032" office:value-type="float"/>
          <table:table-cell office:value="12073886.679855078" office:value-type="float"/>
          <table:table-cell office:value="12695468.88136231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vembro</text:p>
          </table:table-cell>
          <table:table-cell office:value="7601392.653675321" office:value-type="float"/>
          <table:table-cell office:value="7453943.88142115" office:value-type="float"/>
          <table:table-cell office:value="7153780.78479592" office:value-type="float"/>
          <table:table-cell office:value="6954097.109604825" office:value-type="float"/>
          <table:table-cell office:value="7428138.360977737" office:value-type="float"/>
          <table:table-cell office:value="7467977.10674768" office:value-type="float"/>
          <table:table-cell office:value="7772892.7838998195" office:value-type="float"/>
          <table:table-cell office:value="8570807.151826084" office:value-type="float"/>
          <table:table-cell office:value="8562936.628681159" office:value-type="float"/>
          <table:table-cell office:value="9141252.163333327" office:value-type="float"/>
          <table:table-cell office:value="10051864.124391302" office:value-type="float"/>
          <table:table-cell office:value="10403944.990913048" office:value-type="float"/>
          <table:table-cell office:value="11382002.781652177" office:value-type="float"/>
          <table:table-cell office:value="11911867.949768115" office:value-type="float"/>
          <table:table-cell office:value="11838314.952652168" office:value-type="float"/>
          <table:table-cell office:value="11239850.46588405" office:value-type="float"/>
          <table:table-cell office:value="10982918.913739128" office:value-type="float"/>
          <table:table-cell office:value="11419038.820768116" office:value-type="float"/>
          <table:table-cell office:value="11555668.420260869" office:value-type="float"/>
          <table:table-cell office:value="11806467.57807246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zembro</text:p>
          </table:table-cell>
          <table:table-cell office:value="7380667.229903529" office:value-type="float"/>
          <table:table-cell office:value="7200701.051369205" office:value-type="float"/>
          <table:table-cell office:value="7301918.304458261" office:value-type="float"/>
          <table:table-cell office:value="7534997.908944346" office:value-type="float"/>
          <table:table-cell office:value="7785470.675608534" office:value-type="float"/>
          <table:table-cell office:value="7766879.015578847" office:value-type="float"/>
          <table:table-cell office:value="7888891.019829312" office:value-type="float"/>
          <table:table-cell office:value="8574078.901289856" office:value-type="float"/>
          <table:table-cell office:value="9096716.61208696" office:value-type="float"/>
          <table:table-cell office:value="9922268.258565221" office:value-type="float"/>
          <table:table-cell office:value="10479532.620550727" office:value-type="float"/>
          <table:table-cell office:value="10756126.761869568" office:value-type="float"/>
          <table:table-cell office:value="11271877.26624637" office:value-type="float"/>
          <table:table-cell office:value="11708206.545724634" office:value-type="float"/>
          <table:table-cell office:value="12636639.384144928" office:value-type="float"/>
          <table:table-cell office:value="12115171.83004348" office:value-type="float"/>
          <table:table-cell office:value="11581780.440521738" office:value-type="float"/>
          <table:table-cell office:value="11514810.522362314" office:value-type="float"/>
          <table:table-cell office:value="11806209.432202905" office:value-type="float"/>
          <table:table-cell office:value="11881704.42091304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otal do Ano</text:p>
          </table:table-cell>
          <table:table-cell office:value="89817744.27576257" office:value-type="float"/>
          <table:table-cell office:value="89624698.4369202" office:value-type="float"/>
          <table:table-cell office:value="88496736.97945452" office:value-type="float"/>
          <table:table-cell office:value="83734363.17949165" office:value-type="float"/>
          <table:table-cell office:value="88419801.74223934" office:value-type="float"/>
          <table:table-cell office:value="88807391.6350278" office:value-type="float"/>
          <table:table-cell office:value="90672793.97175696" office:value-type="float"/>
          <table:table-cell office:value="97785714.7141594" office:value-type="float"/>
          <table:table-cell office:value="105972512.9071537" office:value-type="float"/>
          <table:table-cell office:value="108802853.78149283" office:value-type="float"/>
          <table:table-cell office:value="117951824.42739126" office:value-type="float"/>
          <table:table-cell office:value="122233802.62937675" office:value-type="float"/>
          <table:table-cell office:value="129688678.35960868" office:value-type="float"/>
          <table:table-cell office:value="137331907.4241594" office:value-type="float"/>
          <table:table-cell office:value="144582773.52021736" office:value-type="float"/>
          <table:table-cell office:value="141816481.05089852" office:value-type="float"/>
          <table:table-cell office:value="135441653.80592752" office:value-type="float"/>
          <table:table-cell office:value="136087820.8237392" office:value-type="float"/>
          <table:table-cell office:value="136156401.16947833" office:value-type="float"/>
          <table:table-cell office:value="140135095.6726957" office:value-type="float"/>
          <table:table-cell office:value="95665610.454579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onte: ANP, conforme Resolução ANP n° 17/2014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tas: 1) Até 2006, a fonte dos dados foi o Demonstratico de Controle de Produtos - DCP. A partir de 2007 a fonte é o Sistema de Informações de Movimentação de Produtos – SIMP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2) Até 2006, inclui as vendas e o consumo próprio das distribuidoras. <text:s text:c="2"/>A partir de 2007, inclui apenas as venda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3) (m3) = metro cúbico. <text:s text:c="2"/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4) (n/d) = não disponível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5) Dados atualizados 30 de outubro de 2020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6) A partir de 2008, a mistura de biodiesel puro (B100) ao óleo diesel passou a ser obrigatória. Entre janeiro e junho de 2008, a mistura de biodiesel puro (B100) ao óleo diesel foi de 2%, entre julho de 2008 e junho de 2009 foi de 3%, entre julho e dezembro de 2009 foi de 4% e entre janeiro de 2010 e junho de 2014 foi de 5%. Entre julho e outubro de 2014 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teor de mistura de biodiesel ao óleo diesel foi de 6% e entre novembro de 2014 e fevereiro de 2017 foi de 7%. Entre março de 2017 e fevereiro de 2018 o teor de mistura de biodiesel ao óleo diesel foi de 8% e, entre março de 2018 e agosto de 2019 foi de 10%. Entre setembro de 2019 e fevereiro de 2020 o teor de mistura de biodiesel ao óleo diesel foi de 11%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6"/>A partir de março de 2020 a mistura passou a ser de 12%, em volume, conforme Lei <text:s/>13.263/2016. Uma exceção a esta regra é o óleo diesel para uso aquaviário. De acordo com a <text:s/>Resolução ANP nº 52/2010, a ANP determinará a adição obrigatória de biodiesel aos combustíveis aquaviários quando as condições técnico-operacionais para o uso seguro da mistura estiverem estabelecida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1 Essas informações são ainda preliminares e poderão sofrer ajustes nas próximas atualizaçõe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 Variação percentual do somatório dos valores desde o mês de janeiro até um determinado mês do ano de 2020, em relação ao somatório do mesmo período do ano de 2019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oltar ao índi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¹, dos derivados combustíveis de petróleo por Grande Região e produto - 2000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lecione, clicando nas setas abaixo, a GRANDE REGIÃO e o PRODUTO desejado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RASI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OMBUSTÍVEIS TOTAL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ASIL</text:p>
          </table:table-cell>
        </table:table-row>
        <table:table-row>
          <table:table-cell office:value-type="string">
            <text:p/>
          </table:table-cell>
          <table:table-cell office:value-type="string">
            <text:p>GRANDE REGIÃ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BUSTÍVEIS TOTAL (m3)</text:p>
          </table:table-cell>
        </table:table-row>
        <table:table-row>
          <table:table-cell office:value-type="string">
            <text:p/>
          </table:table-cell>
          <table:table-cell office:value-type="string">
            <text:p>PRODUT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ndas Mensais </text:p>
          </table:table-cell>
        </table:table-row>
        <table:table-row>
          <table:table-cell office:value-type="string">
            <text:p/>
          </table:table-cell>
          <table:table-cell office:value-type="string">
            <text:p>xxxxxxxxxxxxxxxxx</text:p>
          </table:table-cell>
          <table:table-cell office:value-type="string">
            <text:p>xxxxxxxx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ARIAÇÃO DO ACUMULADO 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ados</text:p>
          </table:table-cell>
          <table:table-cell office:value="2000" office:value-type="float"/>
          <table:table-cell office:value="2001" office:value-type="float"/>
          <table:table-cell office:value="2002" office:value-type="float"/>
          <table:table-cell office:value="2003" office:value-type="float"/>
          <table:table-cell office:value="2004" office:value-type="float"/>
          <table:table-cell office:value="2005" office:value-type="float"/>
          <table:table-cell office:value="2006" office:value-type="float"/>
          <table:table-cell office:value="2007" office:value-type="float"/>
          <table:table-cell office:value="2008" office:value-type="float"/>
          <table:table-cell office:value="2009" office:value-type="float"/>
          <table:table-cell office:value="2010" office:value-type="float"/>
          <table:table-cell office:value="2011" office:value-type="float"/>
          <table:table-cell office:value="2012" office:value-type="float"/>
          <table:table-cell office:value="2013" office:value-type="float"/>
          <table:table-cell office:value="2014" office:value-type="float"/>
          <table:table-cell office:value="2015" office:value-type="float"/>
          <table:table-cell office:value="2016" office:value-type="float"/>
          <table:table-cell office:value="2017" office:value-type="float"/>
          <table:table-cell office:value="2018" office:value-type="float"/>
          <table:table-cell office:value="2019" office:value-type="float"/>
          <table:table-cell office:value="2020" office:value-type="float"/>
          <table:table-cell office:value-type="string">
            <text:p>NO ANO 2020 / 2019 (%) ²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aneiro</text:p>
          </table:table-cell>
          <table:table-cell office:value="6995110.445727273" office:value-type="float"/>
          <table:table-cell office:value="7180755.258491654" office:value-type="float"/>
          <table:table-cell office:value="7196582.65419666" office:value-type="float"/>
          <table:table-cell office:value="6688221.520586273" office:value-type="float"/>
          <table:table-cell office:value="6770295.162675323" office:value-type="float"/>
          <table:table-cell office:value="6709517.032942486" office:value-type="float"/>
          <table:table-cell office:value="7050201.978708723" office:value-type="float"/>
          <table:table-cell office:value="7470613.13965218" office:value-type="float"/>
          <table:table-cell office:value="8256555.682869568" office:value-type="float"/>
          <table:table-cell office:value="8215630.44414492" office:value-type="float"/>
          <table:table-cell office:value="8633753.101594204" office:value-type="float"/>
          <table:table-cell office:value="9110855.31378261" office:value-type="float"/>
          <table:table-cell office:value="9708937.332347821" office:value-type="float"/>
          <table:table-cell office:value="10931208.28049276" office:value-type="float"/>
          <table:table-cell office:value="11429168.84005797" office:value-type="float"/>
          <table:table-cell office:value="12047932.427376809" office:value-type="float"/>
          <table:table-cell office:value="10514005.25915942" office:value-type="float"/>
          <table:table-cell office:value="10428954.824289856" office:value-type="float"/>
          <table:table-cell office:value="10803217.399231885" office:value-type="float"/>
          <table:table-cell office:value="11230327.968681164" office:value-type="float"/>
          <table:table-cell office:value="11338519.570666667" office:value-type="float"/>
          <table:table-cell office:value="0.9633877326399087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evereiro</text:p>
          </table:table-cell>
          <table:table-cell office:value="7416433.1628014855" office:value-type="float"/>
          <table:table-cell office:value="6548589.675042676" office:value-type="float"/>
          <table:table-cell office:value="6655637.470404449" office:value-type="float"/>
          <table:table-cell office:value="6294697.986395178" office:value-type="float"/>
          <table:table-cell office:value="6362190.613764379" office:value-type="float"/>
          <table:table-cell office:value="6597881.440304271" office:value-type="float"/>
          <table:table-cell office:value="6733218.09956401" office:value-type="float"/>
          <table:table-cell office:value="7066232.678362316" office:value-type="float"/>
          <table:table-cell office:value="8048319.75489855" office:value-type="float"/>
          <table:table-cell office:value="7840032.812275364" office:value-type="float"/>
          <table:table-cell office:value="8481647.30047826" office:value-type="float"/>
          <table:table-cell office:value="9262542.127376808" office:value-type="float"/>
          <table:table-cell office:value="9877026.711521734" office:value-type="float"/>
          <table:table-cell office:value="10117862.393246375" office:value-type="float"/>
          <table:table-cell office:value="11230844.799275365" office:value-type="float"/>
          <table:table-cell office:value="10490253.755014494" office:value-type="float"/>
          <table:table-cell office:value="10792682.102840584" office:value-type="float"/>
          <table:table-cell office:value="10121262.499869568" office:value-type="float"/>
          <table:table-cell office:value="10220520.1344058" office:value-type="float"/>
          <table:table-cell office:value="10802185.924463762" office:value-type="float"/>
          <table:table-cell office:value="11090440.936347825" office:value-type="float"/>
          <table:table-cell office:value="1.7993707653710445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rço</text:p>
          </table:table-cell>
          <table:table-cell office:value="7350794.874421148" office:value-type="float"/>
          <table:table-cell office:value="7655263.066254173" office:value-type="float"/>
          <table:table-cell office:value="7480152.940703152" office:value-type="float"/>
          <table:table-cell office:value="6414784.784102043" office:value-type="float"/>
          <table:table-cell office:value="7587215.310909087" office:value-type="float"/>
          <table:table-cell office:value="7604798.314614096" office:value-type="float"/>
          <table:table-cell office:value="7713759.971795918" office:value-type="float"/>
          <table:table-cell office:value="8306224.324550726" office:value-type="float"/>
          <table:table-cell office:value="8604527.08989855" office:value-type="float"/>
          <table:table-cell office:value="8870255.157652173" office:value-type="float"/>
          <table:table-cell office:value="10047228.492637677" office:value-type="float"/>
          <table:table-cell office:value="10148732.482681163" office:value-type="float"/>
          <table:table-cell office:value="10929435.863101447" office:value-type="float"/>
          <table:table-cell office:value="11053520.243811583" office:value-type="float"/>
          <table:table-cell office:value="11521485.292927535" office:value-type="float"/>
          <table:table-cell office:value="12095848.153318837" office:value-type="float"/>
          <table:table-cell office:value="11601156.13721739" office:value-type="float"/>
          <table:table-cell office:value="11853140.6834058" office:value-type="float"/>
          <table:table-cell office:value="11724175.306275358" office:value-type="float"/>
          <table:table-cell office:value="11243409.656840581" office:value-type="float"/>
          <table:table-cell office:value="10645620.245260874" office:value-type="float"/>
          <table:table-cell office:value="-0.6050705021235503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bril</text:p>
          </table:table-cell>
          <table:table-cell office:value="7282572.803630798" office:value-type="float"/>
          <table:table-cell office:value="7228914.398111315" office:value-type="float"/>
          <table:table-cell office:value="7314484.569918367" office:value-type="float"/>
          <table:table-cell office:value="6637099.309179961" office:value-type="float"/>
          <table:table-cell office:value="7362965.466202227" office:value-type="float"/>
          <table:table-cell office:value="7243180.321753244" office:value-type="float"/>
          <table:table-cell office:value="7057554.441966605" office:value-type="float"/>
          <table:table-cell office:value="7601037.668333329" office:value-type="float"/>
          <table:table-cell office:value="8706377.845666664" office:value-type="float"/>
          <table:table-cell office:value="8897816.58027536" office:value-type="float"/>
          <table:table-cell office:value="9544461.302840572" office:value-type="float"/>
          <table:table-cell office:value="9656896.750753626" office:value-type="float"/>
          <table:table-cell office:value="10186467.3434058" office:value-type="float"/>
          <table:table-cell office:value="11377920.918985512" office:value-type="float"/>
          <table:table-cell office:value="11874577.20968116" office:value-type="float"/>
          <table:table-cell office:value="11767280.134985514" office:value-type="float"/>
          <table:table-cell office:value="11199688.801739128" office:value-type="float"/>
          <table:table-cell office:value="10570124.140275352" office:value-type="float"/>
          <table:table-cell office:value="11109721.460637687" office:value-type="float"/>
          <table:table-cell office:value="11477190.88226086" office:value-type="float"/>
          <table:table-cell office:value="8872672.355130434" office:value-type="float"/>
          <table:table-cell office:value="-6.269644829050924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io</text:p>
          </table:table-cell>
          <table:table-cell office:value="7517881.644213359" office:value-type="float"/>
          <table:table-cell office:value="7611895.719515771" office:value-type="float"/>
          <table:table-cell office:value="7475772.681630798" office:value-type="float"/>
          <table:table-cell office:value="7064182.730519479" office:value-type="float"/>
          <table:table-cell office:value="7065017.189011131" office:value-type="float"/>
          <table:table-cell office:value="7300532.117146561" office:value-type="float"/>
          <table:table-cell office:value="7575074.903935065" office:value-type="float"/>
          <table:table-cell office:value="8026655.531000002" office:value-type="float"/>
          <table:table-cell office:value="8760641.681797102" office:value-type="float"/>
          <table:table-cell office:value="8639588.987927536" office:value-type="float"/>
          <table:table-cell office:value="9733818.251014492" office:value-type="float"/>
          <table:table-cell office:value="10158049.542434784" office:value-type="float"/>
          <table:table-cell office:value="10775104.217666661" office:value-type="float"/>
          <table:table-cell office:value="11503971.874130433" office:value-type="float"/>
          <table:table-cell office:value="12132305.178478254" office:value-type="float"/>
          <table:table-cell office:value="11449770.75334783" office:value-type="float"/>
          <table:table-cell office:value="11195715.027434781" office:value-type="float"/>
          <table:table-cell office:value="11374611.326014496" office:value-type="float"/>
          <table:table-cell office:value="9901079.253739128" office:value-type="float"/>
          <table:table-cell office:value="11650921.99431884" office:value-type="float"/>
          <table:table-cell office:value="9497879.645028984" office:value-type="float"/>
          <table:table-cell office:value="-8.791753194093898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nho</text:p>
          </table:table-cell>
          <table:table-cell office:value="7788442.859589982" office:value-type="float"/>
          <table:table-cell office:value="7657813.993406307" office:value-type="float"/>
          <table:table-cell office:value="7072254.693131726" office:value-type="float"/>
          <table:table-cell office:value="6636083.284929496" office:value-type="float"/>
          <table:table-cell office:value="7227510.075504636" office:value-type="float"/>
          <table:table-cell office:value="7475038.8895936925" office:value-type="float"/>
          <table:table-cell office:value="7432494.022189236" office:value-type="float"/>
          <table:table-cell office:value="8059005.533478259" office:value-type="float"/>
          <table:table-cell office:value="8798585.930695655" office:value-type="float"/>
          <table:table-cell office:value="8990696.522681162" office:value-type="float"/>
          <table:table-cell office:value="9830120.13086957" office:value-type="float"/>
          <table:table-cell office:value="10184502.858159425" office:value-type="float"/>
          <table:table-cell office:value="10506639.263565216" office:value-type="float"/>
          <table:table-cell office:value="11035208.483028976" office:value-type="float"/>
          <table:table-cell office:value="11283405.26795652" office:value-type="float"/>
          <table:table-cell office:value="11867076.431463761" office:value-type="float"/>
          <table:table-cell office:value="11238238.734999992" office:value-type="float"/>
          <table:table-cell office:value="11399227.66568116" office:value-type="float"/>
          <table:table-cell office:value="11645914.133463766" office:value-type="float"/>
          <table:table-cell office:value="11073020.454565218" office:value-type="float"/>
          <table:table-cell office:value="10181302.482869571" office:value-type="float"/>
          <table:table-cell office:value="-8.670534721353807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lho</text:p>
          </table:table-cell>
          <table:table-cell office:value="7434315.28876809" office:value-type="float"/>
          <table:table-cell office:value="7630442.030194807" office:value-type="float"/>
          <table:table-cell office:value="7537209.172803341" office:value-type="float"/>
          <table:table-cell office:value="7351963.955601111" office:value-type="float"/>
          <table:table-cell office:value="7738421.601805192" office:value-type="float"/>
          <table:table-cell office:value="7492138.949714286" office:value-type="float"/>
          <table:table-cell office:value="7539416.594330241" office:value-type="float"/>
          <table:table-cell office:value="8209919.706362317" office:value-type="float"/>
          <table:table-cell office:value="9168208.676718839" office:value-type="float"/>
          <table:table-cell office:value="9506493.60565217" office:value-type="float"/>
          <table:table-cell office:value="10307741.175130432" office:value-type="float"/>
          <table:table-cell office:value="10360738.068275359" office:value-type="float"/>
          <table:table-cell office:value="10882147.833260873" office:value-type="float"/>
          <table:table-cell office:value="11691185.289492747" office:value-type="float"/>
          <table:table-cell office:value="12215762.854710136" office:value-type="float"/>
          <table:table-cell office:value="12183784.337623198" office:value-type="float"/>
          <table:table-cell office:value="11414542.267985508" office:value-type="float"/>
          <table:table-cell office:value="11617860.727739131" office:value-type="float"/>
          <table:table-cell office:value="11530423.034652181" office:value-type="float"/>
          <table:table-cell office:value="12283089.972623186" office:value-type="float"/>
          <table:table-cell office:value="11276882.422536233" office:value-type="float"/>
          <table:table-cell office:value="-8.596811147408667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gosto</text:p>
          </table:table-cell>
          <table:table-cell office:value="7840943.93954731" office:value-type="float"/>
          <table:table-cell office:value="8003567.965554729" office:value-type="float"/>
          <table:table-cell office:value="7541354.679699443" office:value-type="float"/>
          <table:table-cell office:value="7131433.394198515" office:value-type="float"/>
          <table:table-cell office:value="7757804.845144713" office:value-type="float"/>
          <table:table-cell office:value="8042449.156736546" office:value-type="float"/>
          <table:table-cell office:value="8036490.574994432" office:value-type="float"/>
          <table:table-cell office:value="8752804.839521741" office:value-type="float"/>
          <table:table-cell office:value="9051563.568115948" office:value-type="float"/>
          <table:table-cell office:value="9242321.08163768" office:value-type="float"/>
          <table:table-cell office:value="10387643.436550727" office:value-type="float"/>
          <table:table-cell office:value="10979440.608000001" office:value-type="float"/>
          <table:table-cell office:value="11592307.125695659" office:value-type="float"/>
          <table:table-cell office:value="12082456.475710148" office:value-type="float"/>
          <table:table-cell office:value="12538268.942623185" office:value-type="float"/>
          <table:table-cell office:value="12046884.497014489" office:value-type="float"/>
          <table:table-cell office:value="11851855.954724638" office:value-type="float"/>
          <table:table-cell office:value="12116749.232434785" office:value-type="float"/>
          <table:table-cell office:value="12373864.66289855" office:value-type="float"/>
          <table:table-cell office:value="12326807.832608705" office:value-type="float"/>
          <table:table-cell office:value="11208268.91117391" office:value-type="float"/>
          <table:table-cell office:value="-8.660692651321789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tembro</text:p>
          </table:table-cell>
          <table:table-cell office:value="7522385.082311686" office:value-type="float"/>
          <table:table-cell office:value="7500608.874627086" office:value-type="float"/>
          <table:table-cell office:value="7523605.664957328" office:value-type="float"/>
          <table:table-cell office:value="7308318.744716146" office:value-type="float"/>
          <table:table-cell office:value="7739155.909580702" office:value-type="float"/>
          <table:table-cell office:value="7720371.633293134" office:value-type="float"/>
          <table:table-cell office:value="7892381.8982523205" office:value-type="float"/>
          <table:table-cell office:value="8127877.785086959" office:value-type="float"/>
          <table:table-cell office:value="9368012.371492753" office:value-type="float"/>
          <table:table-cell office:value="9481387.242347822" office:value-type="float"/>
          <table:table-cell office:value="10248554.004985511" office:value-type="float"/>
          <table:table-cell office:value="10692546.169492748" office:value-type="float"/>
          <table:table-cell office:value="10717877.034521742" office:value-type="float"/>
          <table:table-cell office:value="11451924.970115941" office:value-type="float"/>
          <table:table-cell office:value="12592408.304608688" office:value-type="float"/>
          <table:table-cell office:value="11985710.196275366" office:value-type="float"/>
          <table:table-cell office:value="11644012.577753624" office:value-type="float"/>
          <table:table-cell office:value="11732360.419956515" office:value-type="float"/>
          <table:table-cell office:value="11411721.251855062" office:value-type="float"/>
          <table:table-cell office:value="11664500.105985498" office:value-type="float"/>
          <table:table-cell office:value="11554429.28556522" office:value-type="float"/>
          <table:table-cell office:value="-7.793084881508983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utubro</text:p>
          </table:table-cell>
          <table:table-cell office:value="7686804.2911725445" office:value-type="float"/>
          <table:table-cell office:value="7952202.522931355" office:value-type="float"/>
          <table:table-cell office:value="8243983.362755103" office:value-type="float"/>
          <table:table-cell office:value="7718482.450714286" office:value-type="float"/>
          <table:table-cell office:value="7595616.531055659" office:value-type="float"/>
          <table:table-cell office:value="7386627.656602969" office:value-type="float"/>
          <table:table-cell office:value="7980417.682291283" office:value-type="float"/>
          <table:table-cell office:value="9020457.454695655" office:value-type="float"/>
          <table:table-cell office:value="9550067.064231882" office:value-type="float"/>
          <table:table-cell office:value="10055110.924999999" office:value-type="float"/>
          <table:table-cell office:value="10205460.486347819" office:value-type="float"/>
          <table:table-cell office:value="10519426.955637686" office:value-type="float"/>
          <table:table-cell office:value="11858855.586623179" office:value-type="float"/>
          <table:table-cell office:value="12466573.999652172" office:value-type="float"/>
          <table:table-cell office:value="13289592.493101453" office:value-type="float"/>
          <table:table-cell office:value="12526918.068550726" office:value-type="float"/>
          <table:table-cell office:value="11425057.587811599" office:value-type="float"/>
          <table:table-cell office:value="11939679.960942032" office:value-type="float"/>
          <table:table-cell office:value="12073886.679855078" office:value-type="float"/>
          <table:table-cell office:value="12695468.88136231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vembro</text:p>
          </table:table-cell>
          <table:table-cell office:value="7601392.653675321" office:value-type="float"/>
          <table:table-cell office:value="7453943.88142115" office:value-type="float"/>
          <table:table-cell office:value="7153780.78479592" office:value-type="float"/>
          <table:table-cell office:value="6954097.109604825" office:value-type="float"/>
          <table:table-cell office:value="7428138.360977737" office:value-type="float"/>
          <table:table-cell office:value="7467977.10674768" office:value-type="float"/>
          <table:table-cell office:value="7772892.7838998195" office:value-type="float"/>
          <table:table-cell office:value="8570807.151826084" office:value-type="float"/>
          <table:table-cell office:value="8562936.628681159" office:value-type="float"/>
          <table:table-cell office:value="9141252.163333327" office:value-type="float"/>
          <table:table-cell office:value="10051864.124391302" office:value-type="float"/>
          <table:table-cell office:value="10403944.990913048" office:value-type="float"/>
          <table:table-cell office:value="11382002.781652177" office:value-type="float"/>
          <table:table-cell office:value="11911867.949768115" office:value-type="float"/>
          <table:table-cell office:value="11838314.952652168" office:value-type="float"/>
          <table:table-cell office:value="11239850.46588405" office:value-type="float"/>
          <table:table-cell office:value="10982918.913739128" office:value-type="float"/>
          <table:table-cell office:value="11419038.820768116" office:value-type="float"/>
          <table:table-cell office:value="11555668.420260869" office:value-type="float"/>
          <table:table-cell office:value="11806467.57807246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zembro</text:p>
          </table:table-cell>
          <table:table-cell office:value="7380667.229903529" office:value-type="float"/>
          <table:table-cell office:value="7200701.051369205" office:value-type="float"/>
          <table:table-cell office:value="7301918.304458261" office:value-type="float"/>
          <table:table-cell office:value="7534997.908944346" office:value-type="float"/>
          <table:table-cell office:value="7785470.675608534" office:value-type="float"/>
          <table:table-cell office:value="7766879.015578847" office:value-type="float"/>
          <table:table-cell office:value="7888891.019829312" office:value-type="float"/>
          <table:table-cell office:value="8574078.901289856" office:value-type="float"/>
          <table:table-cell office:value="9096716.61208696" office:value-type="float"/>
          <table:table-cell office:value="9922268.258565221" office:value-type="float"/>
          <table:table-cell office:value="10479532.620550727" office:value-type="float"/>
          <table:table-cell office:value="10756126.761869568" office:value-type="float"/>
          <table:table-cell office:value="11271877.26624637" office:value-type="float"/>
          <table:table-cell office:value="11708206.545724634" office:value-type="float"/>
          <table:table-cell office:value="12636639.384144928" office:value-type="float"/>
          <table:table-cell office:value="12115171.83004348" office:value-type="float"/>
          <table:table-cell office:value="11581780.440521738" office:value-type="float"/>
          <table:table-cell office:value="11514810.522362314" office:value-type="float"/>
          <table:table-cell office:value="11806209.432202905" office:value-type="float"/>
          <table:table-cell office:value="11881704.42091304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otal do Ano</text:p>
          </table:table-cell>
          <table:table-cell office:value="89817744.27576257" office:value-type="float"/>
          <table:table-cell office:value="89624698.4369202" office:value-type="float"/>
          <table:table-cell office:value="88496736.97945452" office:value-type="float"/>
          <table:table-cell office:value="83734363.17949165" office:value-type="float"/>
          <table:table-cell office:value="88419801.74223934" office:value-type="float"/>
          <table:table-cell office:value="88807391.6350278" office:value-type="float"/>
          <table:table-cell office:value="90672793.97175696" office:value-type="float"/>
          <table:table-cell office:value="97785714.7141594" office:value-type="float"/>
          <table:table-cell office:value="105972512.9071537" office:value-type="float"/>
          <table:table-cell office:value="108802853.78149283" office:value-type="float"/>
          <table:table-cell office:value="117951824.42739126" office:value-type="float"/>
          <table:table-cell office:value="122233802.62937675" office:value-type="float"/>
          <table:table-cell office:value="129688678.35960868" office:value-type="float"/>
          <table:table-cell office:value="137331907.4241594" office:value-type="float"/>
          <table:table-cell office:value="144582773.52021736" office:value-type="float"/>
          <table:table-cell office:value="141816481.05089852" office:value-type="float"/>
          <table:table-cell office:value="135441653.80592752" office:value-type="float"/>
          <table:table-cell office:value="136087820.8237392" office:value-type="float"/>
          <table:table-cell office:value="136156401.16947833" office:value-type="float"/>
          <table:table-cell office:value="140135095.6726957" office:value-type="float"/>
          <table:table-cell office:value="95665610.454579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onte: ANP, conforme Resolução ANP n° 17/2014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tas: 1) Até 2006, a fonte dos dados foi o Demonstratico de Controle de Produtos - DCP. A partir de 2007 a fonte é o Sistema de Informações de Movimentação de Produtos – SIMP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2) Até 2006, inclui as vendas e o consumo próprio das distribuidoras. <text:s text:c="2"/>A partir de 2007, inclui apenas as venda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3) (m3) = metro cúbico. <text:s text:c="2"/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4) (n/d) = não disponível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5) Dados atualizados 30 de outubro de 2020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6) A partir de 2008, a mistura de biodiesel puro (B100) ao óleo diesel passou a ser obrigatória. Entre janeiro e junho de 2008, a mistura de biodiesel puro (B100) ao óleo diesel foi de 2%, entre julho de 2008 e junho de 2009 foi de 3%, entre julho e dezembro de 2009 foi de 4% e entre janeiro de 2010 e junho de 2014 foi de 5%. Entre julho e outubro de 2014 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teor de mistura de biodiesel ao óleo diesel foi de 6% e entre novembro de 2014 e fevereiro de 2017 foi de 7%. Entre março de 2017 e fevereiro de 2018 o teor de mistura de biodiesel ao óleo diesel foi de 8% e, entre março de 2018 e agosto de 2019 foi de 10%. Entre setembro de 2019 e fevereiro de 2020 o teor de mistura de biodiesel ao óleo diesel foi de 11%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6"/>A partir de março de 2020 a mistura passou a ser de 12%, em volume, conforme Lei <text:s/>13.263/2016. Uma exceção a esta regra é o óleo diesel para uso aquaviário. De acordo com a <text:s/>Resolução ANP nº 52/2010, a ANP determinará a adição obrigatória de biodiesel aos combustíveis aquaviários quando as condições técnico-operacionais para o uso seguro da mistura estiverem estabelecida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1 Essas informações são ainda preliminares e poderão sofrer ajustes nas próximas atualizaçõe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 Variação percentual do somatório dos valores desde o mês de janeiro até um determinado mês do ano de 2020, em relação ao somatório do mesmo período do ano de 2019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oltar ao índi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¹, de óleo diesel por tipo e Unidade da Federação - 2013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lecione, clicando nas setas abaixo, a UNIDADE DA FEDERAÇÃO e o PRODUTO desejado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RASI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ÓLEO DIESEL TOTAL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ASIL</text:p>
          </table:table-cell>
        </table:table-row>
        <table:table-row>
          <table:table-cell office:value-type="string">
            <text:p/>
          </table:table-cell>
          <table:table-cell office:value-type="string">
            <text:p>UN. DA FEDERAÇÃ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ÓLEO DIESEL TOTAL (m3)</text:p>
          </table:table-cell>
        </table:table-row>
        <table:table-row>
          <table:table-cell office:value-type="string">
            <text:p/>
          </table:table-cell>
          <table:table-cell office:value-type="string">
            <text:p>PRODUT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ndas Mensais </text:p>
          </table:table-cell>
        </table:table-row>
        <table:table-row>
          <table:table-cell office:value-type="string">
            <text:p/>
          </table:table-cell>
          <table:table-cell office:value-type="string">
            <text:p>xxxxxxxxxxxxxxxxx</text:p>
          </table:table-cell>
          <table:table-cell office:value-type="string">
            <text:p>xxxxxxxx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ARIAÇÃO DO ACUMULA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ados</text:p>
          </table:table-cell>
          <table:table-cell office:value="2013" office:value-type="float"/>
          <table:table-cell office:value="2014" office:value-type="float"/>
          <table:table-cell office:value="2015" office:value-type="float"/>
          <table:table-cell office:value-type="string">
            <text:p>2016</text:p>
          </table:table-cell>
          <table:table-cell office:value="2017" office:value-type="float"/>
          <table:table-cell office:value="2018" office:value-type="float"/>
          <table:table-cell office:value="2019" office:value-type="float"/>
          <table:table-cell office:value="2020" office:value-type="float"/>
          <table:table-cell office:value-type="string">
            <text:p>NO ANO 2020 / 2019 (%) ²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aneiro</text:p>
          </table:table-cell>
          <table:table-cell office:value="4456692.990000001" office:value-type="float"/>
          <table:table-cell office:value="4566320.550000001" office:value-type="float"/>
          <table:table-cell office:value="4732998.7530000005" office:value-type="float"/>
          <table:table-cell office:value="3942869.982999999" office:value-type="float"/>
          <table:table-cell office:value="3959166.6520000002" office:value-type="float"/>
          <table:table-cell office:value="4135742.426999999" office:value-type="float"/>
          <table:table-cell office:value="4391503.430000002" office:value-type="float"/>
          <table:table-cell office:value="4432971.261" office:value-type="float"/>
          <table:table-cell office:value="0.944274134382228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evereiro</text:p>
          </table:table-cell>
          <table:table-cell office:value="4276021.111999999" office:value-type="float"/>
          <table:table-cell office:value="4679585.070000002" office:value-type="float"/>
          <table:table-cell office:value="4071620.8389999997" office:value-type="float"/>
          <table:table-cell office:value="4284566.795" office:value-type="float"/>
          <table:table-cell office:value="4034946.4359999993" office:value-type="float"/>
          <table:table-cell office:value="4120481.712" office:value-type="float"/>
          <table:table-cell office:value="4375219.448" office:value-type="float"/>
          <table:table-cell office:value="4514231.522999998" office:value-type="float"/>
          <table:table-cell office:value="2.05869295187723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rço</text:p>
          </table:table-cell>
          <table:table-cell office:value="4696752.166999999" office:value-type="float"/>
          <table:table-cell office:value="4815102.662999999" office:value-type="float"/>
          <table:table-cell office:value="5013801.727999998" office:value-type="float"/>
          <table:table-cell office:value="4751359.449999999" office:value-type="float"/>
          <table:table-cell office:value="4852097.246" office:value-type="float"/>
          <table:table-cell office:value="4825773.442999999" office:value-type="float"/>
          <table:table-cell office:value="4554752.796" office:value-type="float"/>
          <table:table-cell office:value="4710564.495000001" office:value-type="float"/>
          <table:table-cell office:value="2.52443207666812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bril</text:p>
          </table:table-cell>
          <table:table-cell office:value="4943159.037000002" office:value-type="float"/>
          <table:table-cell office:value="4885145.648" office:value-type="float"/>
          <table:table-cell office:value="4738922.648999998" office:value-type="float"/>
          <table:table-cell office:value="4572943.98" office:value-type="float"/>
          <table:table-cell office:value="4146623.9239999983" office:value-type="float"/>
          <table:table-cell office:value="4618470.219999999" office:value-type="float"/>
          <table:table-cell office:value="4653654.395" office:value-type="float"/>
          <table:table-cell office:value="4004816.903" office:value-type="float"/>
          <table:table-cell office:value="-1.73876843060524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io</text:p>
          </table:table-cell>
          <table:table-cell office:value="4928345.789000001" office:value-type="float"/>
          <table:table-cell office:value="5131918.730000002" office:value-type="float"/>
          <table:table-cell office:value="4636556.558000001" office:value-type="float"/>
          <table:table-cell office:value="4499732.576" office:value-type="float"/>
          <table:table-cell office:value="4614686.9569999995" office:value-type="float"/>
          <table:table-cell office:value="3772603.274" office:value-type="float"/>
          <table:table-cell office:value="4796717.560000001" office:value-type="float"/>
          <table:table-cell office:value="4360350.294000002" office:value-type="float"/>
          <table:table-cell office:value="-3.28876762747287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nho</text:p>
          </table:table-cell>
          <table:table-cell office:value="4708673.383999999" office:value-type="float"/>
          <table:table-cell office:value="4707725.433000001" office:value-type="float"/>
          <table:table-cell office:value="4863308.6790000005" office:value-type="float"/>
          <table:table-cell office:value="4616496.480999999" office:value-type="float"/>
          <table:table-cell office:value="4677453.593" office:value-type="float"/>
          <table:table-cell office:value="5011752.437" office:value-type="float"/>
          <table:table-cell office:value="4653210.841" office:value-type="float"/>
          <table:table-cell office:value="4696043.355" office:value-type="float"/>
          <table:table-cell office:value="-2.57458207344344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lho</text:p>
          </table:table-cell>
          <table:table-cell office:value="5119508.3110000035" office:value-type="float"/>
          <table:table-cell office:value="5186600.931000002" office:value-type="float"/>
          <table:table-cell office:value="4963402.335999997" office:value-type="float"/>
          <table:table-cell office:value="4697056.957999999" office:value-type="float"/>
          <table:table-cell office:value="4821464.447999999" office:value-type="float"/>
          <table:table-cell office:value="4982153.478000001" office:value-type="float"/>
          <table:table-cell office:value="5187031.607" office:value-type="float"/>
          <table:table-cell office:value="5231198.791" office:value-type="float"/>
          <table:table-cell office:value="-2.029656650147737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gosto</text:p>
          </table:table-cell>
          <table:table-cell office:value="5369365.129999999" office:value-type="float"/>
          <table:table-cell office:value="5350986.961999999" office:value-type="float"/>
          <table:table-cell office:value="5017610.449999999" office:value-type="float"/>
          <table:table-cell office:value="4903384.937000002" office:value-type="float"/>
          <table:table-cell office:value="5001582.490000002" office:value-type="float"/>
          <table:table-cell office:value="5197649.5830000015" office:value-type="float"/>
          <table:table-cell office:value="5284080.565999999" office:value-type="float"/>
          <table:table-cell office:value="5164439.186999998" office:value-type="float"/>
          <table:table-cell office:value="-2.062358335259317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tembro</text:p>
          </table:table-cell>
          <table:table-cell office:value="5029822.695000001" office:value-type="float"/>
          <table:table-cell office:value="5355678.4679999985" office:value-type="float"/>
          <table:table-cell office:value="4932080.528999998" office:value-type="float"/>
          <table:table-cell office:value="4775598.223" office:value-type="float"/>
          <table:table-cell office:value="4856584.339" office:value-type="float"/>
          <table:table-cell office:value="4759710.997" office:value-type="float"/>
          <table:table-cell office:value="4891110.988" office:value-type="float"/>
          <table:table-cell office:value="5237175.795000003" office:value-type="float"/>
          <table:table-cell office:value="-1.017802511399756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utubro</text:p>
          </table:table-cell>
          <table:table-cell office:value="5483350.453999999" office:value-type="float"/>
          <table:table-cell office:value="5732736.716999998" office:value-type="float"/>
          <table:table-cell office:value="5181460.314000002" office:value-type="float"/>
          <table:table-cell office:value="4631472.072" office:value-type="float"/>
          <table:table-cell office:value="4915778.464000001" office:value-type="float"/>
          <table:table-cell office:value="5058821.472000002" office:value-type="float"/>
          <table:table-cell office:value="5415773.43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vembro</text:p>
          </table:table-cell>
          <table:table-cell office:value="5091614.642000001" office:value-type="float"/>
          <table:table-cell office:value="4910217.661000002" office:value-type="float"/>
          <table:table-cell office:value="4558032.334" office:value-type="float"/>
          <table:table-cell office:value="4400045.949000001" office:value-type="float"/>
          <table:table-cell office:value="4640681.925000001" office:value-type="float"/>
          <table:table-cell office:value="4738220.634000001" office:value-type="float"/>
          <table:table-cell office:value="4808784.15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zembro</text:p>
          </table:table-cell>
          <table:table-cell office:value="4469189.373000003" office:value-type="float"/>
          <table:table-cell office:value="4709598.756000001" office:value-type="float"/>
          <table:table-cell office:value="4501075.202999998" office:value-type="float"/>
          <table:table-cell office:value="4203042.669000001" office:value-type="float"/>
          <table:table-cell office:value="4251226.249" office:value-type="float"/>
          <table:table-cell office:value="4408063.521999999" office:value-type="float"/>
          <table:table-cell office:value="4286608.5060000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otal do Ano</text:p>
          </table:table-cell>
          <table:table-cell office:value="58572495.08399999" office:value-type="float"/>
          <table:table-cell office:value="60031617.588999994" office:value-type="float"/>
          <table:table-cell office:value="57210870.372000016" office:value-type="float"/>
          <table:table-cell office:value="54278570.07299999" office:value-type="float"/>
          <table:table-cell office:value="54772292.72300001" office:value-type="float"/>
          <table:table-cell office:value="55629443.199" office:value-type="float"/>
          <table:table-cell office:value="57298447.72400001" office:value-type="float"/>
          <table:table-cell office:value="42351791.6039999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onte: ANP, conforme Resolução ANP n° 17/2014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tas: 1) (m3) = metro cúbico. <text:s text:c="2"/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2) (n/d) = não disponível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3) A partir de 2014, o óleo disel S-1800 deixou de ser usado para fins rodoviário, conforme Resolução ANP nº 45/2012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4) Dados atualizados em 30 de outubro de 2020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5) A partir de 2008, a mistura de biodiesel puro (B100) ao óleo diesel passou a ser obrigatória. Entre janeiro e junho de 2008, a mistura de biodiesel puro (B100) ao óleo diesel foi de 2%, entre julho de 2008 e junho de 2009 foi de 3%, entre julho e dezembro de 2009 foi de 4% e entre janeiro de 2010 e junho de 2014 foi de 5%. Entre julho e outubro de 2014 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teor de mistura de biodiesel ao óleo diesel foi de 6% e entre novembro de 2014 e fevereiro de 2017 foi de 7%. Entre março de 2017 e fevereiro de 2018 o teor de mistura de biodiesel ao óleo diesel foi de 8% e, entre março de 2018 e agosto de 2019 foi de 10%. Entre setembro de 2019 e fevereiro de 2020 o teor de mistura de biodiesel ao óleo diesel foi de 11%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6"/>A partir de março de 2020 a mistura passou a ser de 12%, em volume, conforme Lei <text:s/>13.263/2016. Uma exceção a esta regra é o óleo diesel para uso aquaviário. De acordo com a <text:s/>Resolução ANP nº 52/2010, a ANP determinará a adição obrigatória de biodiesel aos combustíveis aquaviários quando as condições técnico-operacionais para o uso seguro da mistura estiverem estabelecida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1 Essas informações são ainda preliminares e poderão sofrer ajustes nas próximas atualizaçõe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 Variação percentual do somatório dos valores desde o mês de janeiro até um determinado mês do ano de 2020, em relação ao somatório do mesmo período do ano de 2019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oltar ao índi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¹, de óleo diesel por tipo e Grande Região - 2013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lecione, clicando nas setas abaixo, a GRANDE REGIÃO e o PRODUTO desejado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RASI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ÓLEO DIESEL TOTAL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ASIL</text:p>
          </table:table-cell>
        </table:table-row>
        <table:table-row>
          <table:table-cell office:value-type="string">
            <text:p/>
          </table:table-cell>
          <table:table-cell office:value-type="string">
            <text:p>REGIÃ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ÓLEO DIESEL TOTAL (m3)</text:p>
          </table:table-cell>
        </table:table-row>
        <table:table-row>
          <table:table-cell office:value-type="string">
            <text:p/>
          </table:table-cell>
          <table:table-cell office:value-type="string">
            <text:p>PRODUT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ndas Mensais </text:p>
          </table:table-cell>
        </table:table-row>
        <table:table-row>
          <table:table-cell office:value-type="string">
            <text:p/>
          </table:table-cell>
          <table:table-cell office:value-type="string">
            <text:p>xxxxxxxxxxxxxxxxx</text:p>
          </table:table-cell>
          <table:table-cell office:value-type="string">
            <text:p>xxxxxxxx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ARIAÇÃO DO ACUMULA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ados</text:p>
          </table:table-cell>
          <table:table-cell office:value="2013" office:value-type="float"/>
          <table:table-cell office:value="2014" office:value-type="float"/>
          <table:table-cell office:value="2015" office:value-type="float"/>
          <table:table-cell office:value-type="string">
            <text:p>2016</text:p>
          </table:table-cell>
          <table:table-cell office:value="2017" office:value-type="float"/>
          <table:table-cell office:value="2018" office:value-type="float"/>
          <table:table-cell office:value="2019" office:value-type="float"/>
          <table:table-cell office:value="2020" office:value-type="float"/>
          <table:table-cell office:value-type="string">
            <text:p>NO ANO 2020 / 2019 (%) ²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aneiro</text:p>
          </table:table-cell>
          <table:table-cell office:value="4456692.990000001" office:value-type="float"/>
          <table:table-cell office:value="4566320.550000001" office:value-type="float"/>
          <table:table-cell office:value="4732998.7530000005" office:value-type="float"/>
          <table:table-cell office:value="3942869.982999999" office:value-type="float"/>
          <table:table-cell office:value="3959166.6520000002" office:value-type="float"/>
          <table:table-cell office:value="4135742.426999999" office:value-type="float"/>
          <table:table-cell office:value="4391503.430000002" office:value-type="float"/>
          <table:table-cell office:value="4432971.261" office:value-type="float"/>
          <table:table-cell office:value="0.944274134382228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evereiro</text:p>
          </table:table-cell>
          <table:table-cell office:value="4276021.111999999" office:value-type="float"/>
          <table:table-cell office:value="4679585.070000002" office:value-type="float"/>
          <table:table-cell office:value="4071620.8389999997" office:value-type="float"/>
          <table:table-cell office:value="4284566.795" office:value-type="float"/>
          <table:table-cell office:value="4034946.4359999993" office:value-type="float"/>
          <table:table-cell office:value="4120481.712" office:value-type="float"/>
          <table:table-cell office:value="4375219.448" office:value-type="float"/>
          <table:table-cell office:value="4514231.522999998" office:value-type="float"/>
          <table:table-cell office:value="2.05869295187723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rço</text:p>
          </table:table-cell>
          <table:table-cell office:value="4696752.166999999" office:value-type="float"/>
          <table:table-cell office:value="4815102.662999999" office:value-type="float"/>
          <table:table-cell office:value="5013801.727999998" office:value-type="float"/>
          <table:table-cell office:value="4751359.449999999" office:value-type="float"/>
          <table:table-cell office:value="4852097.246" office:value-type="float"/>
          <table:table-cell office:value="4825773.442999999" office:value-type="float"/>
          <table:table-cell office:value="4554752.796" office:value-type="float"/>
          <table:table-cell office:value="4710564.495000001" office:value-type="float"/>
          <table:table-cell office:value="2.52443207666812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bril</text:p>
          </table:table-cell>
          <table:table-cell office:value="4943159.037000002" office:value-type="float"/>
          <table:table-cell office:value="4885145.648" office:value-type="float"/>
          <table:table-cell office:value="4738922.648999998" office:value-type="float"/>
          <table:table-cell office:value="4572943.98" office:value-type="float"/>
          <table:table-cell office:value="4146623.9239999983" office:value-type="float"/>
          <table:table-cell office:value="4618470.219999999" office:value-type="float"/>
          <table:table-cell office:value="4653654.395" office:value-type="float"/>
          <table:table-cell office:value="4004816.903" office:value-type="float"/>
          <table:table-cell office:value="-1.73876843060524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io</text:p>
          </table:table-cell>
          <table:table-cell office:value="4928345.789000001" office:value-type="float"/>
          <table:table-cell office:value="5131918.730000002" office:value-type="float"/>
          <table:table-cell office:value="4636556.558000001" office:value-type="float"/>
          <table:table-cell office:value="4499732.576" office:value-type="float"/>
          <table:table-cell office:value="4614686.9569999995" office:value-type="float"/>
          <table:table-cell office:value="3772603.274" office:value-type="float"/>
          <table:table-cell office:value="4796717.560000001" office:value-type="float"/>
          <table:table-cell office:value="4360350.294000002" office:value-type="float"/>
          <table:table-cell office:value="-3.28876762747287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nho</text:p>
          </table:table-cell>
          <table:table-cell office:value="4708673.383999999" office:value-type="float"/>
          <table:table-cell office:value="4707725.433000001" office:value-type="float"/>
          <table:table-cell office:value="4863308.6790000005" office:value-type="float"/>
          <table:table-cell office:value="4616496.480999999" office:value-type="float"/>
          <table:table-cell office:value="4677453.593" office:value-type="float"/>
          <table:table-cell office:value="5011752.437" office:value-type="float"/>
          <table:table-cell office:value="4653210.841" office:value-type="float"/>
          <table:table-cell office:value="4696043.355" office:value-type="float"/>
          <table:table-cell office:value="-2.57458207344344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lho</text:p>
          </table:table-cell>
          <table:table-cell office:value="5119508.3110000035" office:value-type="float"/>
          <table:table-cell office:value="5186600.931000002" office:value-type="float"/>
          <table:table-cell office:value="4963402.335999997" office:value-type="float"/>
          <table:table-cell office:value="4697056.957999999" office:value-type="float"/>
          <table:table-cell office:value="4821464.447999999" office:value-type="float"/>
          <table:table-cell office:value="4982153.478000001" office:value-type="float"/>
          <table:table-cell office:value="5187031.607" office:value-type="float"/>
          <table:table-cell office:value="5231198.791" office:value-type="float"/>
          <table:table-cell office:value="-2.029656650147737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gosto</text:p>
          </table:table-cell>
          <table:table-cell office:value="5369365.129999999" office:value-type="float"/>
          <table:table-cell office:value="5350986.961999999" office:value-type="float"/>
          <table:table-cell office:value="5017610.449999999" office:value-type="float"/>
          <table:table-cell office:value="4903384.937000002" office:value-type="float"/>
          <table:table-cell office:value="5001582.490000002" office:value-type="float"/>
          <table:table-cell office:value="5197649.5830000015" office:value-type="float"/>
          <table:table-cell office:value="5284080.565999999" office:value-type="float"/>
          <table:table-cell office:value="5164439.186999998" office:value-type="float"/>
          <table:table-cell office:value="-2.062358335259317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tembro</text:p>
          </table:table-cell>
          <table:table-cell office:value="5029822.695000001" office:value-type="float"/>
          <table:table-cell office:value="5355678.4679999985" office:value-type="float"/>
          <table:table-cell office:value="4932080.528999998" office:value-type="float"/>
          <table:table-cell office:value="4775598.223" office:value-type="float"/>
          <table:table-cell office:value="4856584.339" office:value-type="float"/>
          <table:table-cell office:value="4759710.997" office:value-type="float"/>
          <table:table-cell office:value="4891110.988" office:value-type="float"/>
          <table:table-cell office:value="5237175.795000003" office:value-type="float"/>
          <table:table-cell office:value="-1.017802511399756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utubro</text:p>
          </table:table-cell>
          <table:table-cell office:value="5483350.453999999" office:value-type="float"/>
          <table:table-cell office:value="5732736.716999998" office:value-type="float"/>
          <table:table-cell office:value="5181460.314000002" office:value-type="float"/>
          <table:table-cell office:value="4631472.072" office:value-type="float"/>
          <table:table-cell office:value="4915778.464000001" office:value-type="float"/>
          <table:table-cell office:value="5058821.472000002" office:value-type="float"/>
          <table:table-cell office:value="5415773.43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vembro</text:p>
          </table:table-cell>
          <table:table-cell office:value="5091614.642000001" office:value-type="float"/>
          <table:table-cell office:value="4910217.661000002" office:value-type="float"/>
          <table:table-cell office:value="4558032.334" office:value-type="float"/>
          <table:table-cell office:value="4400045.949000001" office:value-type="float"/>
          <table:table-cell office:value="4640681.925000001" office:value-type="float"/>
          <table:table-cell office:value="4738220.634000001" office:value-type="float"/>
          <table:table-cell office:value="4808784.15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zembro</text:p>
          </table:table-cell>
          <table:table-cell office:value="4469189.373000003" office:value-type="float"/>
          <table:table-cell office:value="4709598.756000001" office:value-type="float"/>
          <table:table-cell office:value="4501075.202999998" office:value-type="float"/>
          <table:table-cell office:value="4203042.669000001" office:value-type="float"/>
          <table:table-cell office:value="4251226.249" office:value-type="float"/>
          <table:table-cell office:value="4408063.521999999" office:value-type="float"/>
          <table:table-cell office:value="4286608.5060000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otal do Ano</text:p>
          </table:table-cell>
          <table:table-cell office:value="58572495.08399999" office:value-type="float"/>
          <table:table-cell office:value="60031617.588999994" office:value-type="float"/>
          <table:table-cell office:value="57210870.372000016" office:value-type="float"/>
          <table:table-cell office:value="54278570.07299999" office:value-type="float"/>
          <table:table-cell office:value="54772292.72300001" office:value-type="float"/>
          <table:table-cell office:value="55629443.199" office:value-type="float"/>
          <table:table-cell office:value="57298447.72400001" office:value-type="float"/>
          <table:table-cell office:value="42351791.6039999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onte: ANP, conforme Resolução ANP n° 17/2014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tas: 1) (m3) = metro cúbico. <text:s text:c="2"/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2) (n/d) = não disponível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3) A partir de 2014, o óleo disel S-1800 deixou de ser usado para fins rodoviário, conforme Resolução ANP nº 45/2012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4) Dados atualizados em 30 de outubro de 2020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5) A partir de 2008, a mistura de biodiesel puro (B100) ao óleo diesel passou a ser obrigatória. Entre janeiro e junho de 2008, a mistura de biodiesel puro (B100) ao óleo diesel foi de 2%, entre julho de 2008 e junho de 2009 foi de 3%, entre julho e dezembro de 2009 foi de 4% e entre janeiro de 2010 e junho de 2014 foi de 5%. Entre julho e outubro de 2014 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teor de mistura de biodiesel ao óleo diesel foi de 6% e entre novembro de 2014 e fevereiro de 2017 foi de 7%. Entre março de 2017 e fevereiro de 2018 o teor de mistura de biodiesel ao óleo diesel foi de 8% e, entre março de 2018 e agosto de 2019 foi de 10%. Entre setembro de 2019 e fevereiro de 2020 o teor de mistura de biodiesel ao óleo diesel foi de 11%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6"/>A partir de março de 2020 a mistura passou a ser de 12%, em volume, conforme Lei <text:s/>13.263/2016. Uma exceção a esta regra é o óleo diesel para uso aquaviário. De acordo com a <text:s/>Resolução ANP nº 52/2010, a ANP determinará a adição obrigatória de biodiesel aos combustíveis aquaviários quando as condições técnico-operacionais para o uso seguro da mistura estiverem estabelecida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1 Essas informações são ainda preliminares e poderão sofrer ajustes nas próximas atualizaçõe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 Variação percentual do somatório dos valores desde o mês de janeiro até um determinado mês do ano de 2020, em relação ao somatório do mesmo período do ano de 2019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oltar ao índi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¹, de GLP por Unidade da Federação e Vasilhame - 2010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lecione, clicando nas setas abaixo, a UNIDADE DA FEDERAÇÃO e o PRODUTO desejado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RASI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GLP TOTAL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ASIL</text:p>
          </table:table-cell>
        </table:table-row>
        <table:table-row>
          <table:table-cell office:value-type="string">
            <text:p/>
          </table:table-cell>
          <table:table-cell office:value-type="string">
            <text:p>UN. DA FEDERAÇÃ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LP TOTAL (m3)</text:p>
          </table:table-cell>
        </table:table-row>
        <table:table-row>
          <table:table-cell office:value-type="string">
            <text:p/>
          </table:table-cell>
          <table:table-cell office:value-type="string">
            <text:p>VASILHAME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ndas Mensais </text:p>
          </table:table-cell>
        </table:table-row>
        <table:table-row>
          <table:table-cell office:value-type="string">
            <text:p/>
          </table:table-cell>
          <table:table-cell office:value-type="string">
            <text:p>xxxxxxxxxxxxxxxxx</text:p>
          </table:table-cell>
          <table:table-cell office:value-type="string">
            <text:p>xxxxxxxx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ARIAÇÃO DO ACUMULA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ados</text:p>
          </table:table-cell>
          <table:table-cell office:value="2010" office:value-type="float"/>
          <table:table-cell office:value="2011" office:value-type="float"/>
          <table:table-cell office:value="2012" office:value-type="float"/>
          <table:table-cell office:value="2013" office:value-type="float"/>
          <table:table-cell office:value="2014" office:value-type="float"/>
          <table:table-cell office:value="2015" office:value-type="float"/>
          <table:table-cell office:value-type="string">
            <text:p>2016</text:p>
          </table:table-cell>
          <table:table-cell office:value="2017" office:value-type="float"/>
          <table:table-cell office:value="2018" office:value-type="float"/>
          <table:table-cell office:value="2019" office:value-type="float"/>
          <table:table-cell office:value="2020" office:value-type="float"/>
          <table:table-cell office:value-type="string">
            <text:p>NO ANO 2020 / 2019 (%) ²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aneiro</text:p>
          </table:table-cell>
          <table:table-cell office:value="927213.9365942026" office:value-type="float"/>
          <table:table-cell office:value="958148.1847826081" office:value-type="float"/>
          <table:table-cell office:value="1013303.4293478259" office:value-type="float"/>
          <table:table-cell office:value="1042884.8894927535" office:value-type="float"/>
          <table:table-cell office:value="1056473.2590579707" office:value-type="float"/>
          <table:table-cell office:value="1037069.8713768115" office:value-type="float"/>
          <table:table-cell office:value="999551.1811594203" office:value-type="float"/>
          <table:table-cell office:value="1011625.5452898545" office:value-type="float"/>
          <table:table-cell office:value="1039086.7862318839" office:value-type="float"/>
          <table:table-cell office:value="1022056.012681159" office:value-type="float"/>
          <table:table-cell office:value="1032876.5416666665" office:value-type="float"/>
          <table:table-cell office:value="1.058702150493884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evereiro</text:p>
          </table:table-cell>
          <table:table-cell office:value="899369.9184782606" office:value-type="float"/>
          <table:table-cell office:value="949228.871376812" office:value-type="float"/>
          <table:table-cell office:value="996726.456521739" office:value-type="float"/>
          <table:table-cell office:value="971971.2572463768" office:value-type="float"/>
          <table:table-cell office:value="993866.8242753621" office:value-type="float"/>
          <table:table-cell office:value="992039.5960144927" office:value-type="float"/>
          <table:table-cell office:value="1022272.44384058" office:value-type="float"/>
          <table:table-cell office:value="967910.885869565" office:value-type="float"/>
          <table:table-cell office:value="994369.0634057969" office:value-type="float"/>
          <table:table-cell office:value="997556.3224637682" office:value-type="float"/>
          <table:table-cell office:value="1014197.1576086958" office:value-type="float"/>
          <table:table-cell office:value="1.35973442291659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rço</text:p>
          </table:table-cell>
          <table:table-cell office:value="1057097.099637681" office:value-type="float"/>
          <table:table-cell office:value="1071177.7626811594" office:value-type="float"/>
          <table:table-cell office:value="1092848.1721014492" office:value-type="float"/>
          <table:table-cell office:value="1037588.5018115939" office:value-type="float"/>
          <table:table-cell office:value="1075259.2699275361" office:value-type="float"/>
          <table:table-cell office:value="1124531.1123188403" office:value-type="float"/>
          <table:table-cell office:value="1114001.6902173911" office:value-type="float"/>
          <table:table-cell office:value="1182241.9384057971" office:value-type="float"/>
          <table:table-cell office:value="1095644.824275362" office:value-type="float"/>
          <table:table-cell office:value="1052253.9438405796" office:value-type="float"/>
          <table:table-cell office:value="1177628.3532608694" office:value-type="float"/>
          <table:table-cell office:value="4.97533940836769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bril</text:p>
          </table:table-cell>
          <table:table-cell office:value="1023515.9438405792" office:value-type="float"/>
          <table:table-cell office:value="1026988.492753623" office:value-type="float"/>
          <table:table-cell office:value="1007929.5634057971" office:value-type="float"/>
          <table:table-cell office:value="1119606.028985507" office:value-type="float"/>
          <table:table-cell office:value="1099296.1376811594" office:value-type="float"/>
          <table:table-cell office:value="1091034.653985507" office:value-type="float"/>
          <table:table-cell office:value="1057721.7717391304" office:value-type="float"/>
          <table:table-cell office:value="1032438.0742753621" office:value-type="float"/>
          <table:table-cell office:value="1092362.5996376814" office:value-type="float"/>
          <table:table-cell office:value="1086750.4782608694" office:value-type="float"/>
          <table:table-cell office:value="1129284.2880434783" office:value-type="float"/>
          <table:table-cell office:value="4.69794633018065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io</text:p>
          </table:table-cell>
          <table:table-cell office:value="1055491.2210144922" office:value-type="float"/>
          <table:table-cell office:value="1105010.3804347825" office:value-type="float"/>
          <table:table-cell office:value="1134760.166666666" office:value-type="float"/>
          <table:table-cell office:value="1130482.3641304348" office:value-type="float"/>
          <table:table-cell office:value="1164096.168478261" office:value-type="float"/>
          <table:table-cell office:value="1099560.8043478264" office:value-type="float"/>
          <table:table-cell office:value="1143702.0054347822" office:value-type="float"/>
          <table:table-cell office:value="1175074.596014493" office:value-type="float"/>
          <table:table-cell office:value="1033308.6467391304" office:value-type="float"/>
          <table:table-cell office:value="1134203.61231884" office:value-type="float"/>
          <table:table-cell office:value="1099207.199275362" office:value-type="float"/>
          <table:table-cell office:value="3.030013472817527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nho</text:p>
          </table:table-cell>
          <table:table-cell office:value="1087579.3858695652" office:value-type="float"/>
          <table:table-cell office:value="1115029.68115942" office:value-type="float"/>
          <table:table-cell office:value="1108563.7445652168" office:value-type="float"/>
          <table:table-cell office:value="1098939.0670289854" office:value-type="float"/>
          <table:table-cell office:value="1115178.2119565217" office:value-type="float"/>
          <table:table-cell office:value="1162208.8224637688" office:value-type="float"/>
          <table:table-cell office:value="1190052.5000000005" office:value-type="float"/>
          <table:table-cell office:value="1172208.0126811592" office:value-type="float"/>
          <table:table-cell office:value="1267631.1974637676" office:value-type="float"/>
          <table:table-cell office:value="1071226.4945652175" office:value-type="float"/>
          <table:table-cell office:value="1167510.1358695652" office:value-type="float"/>
          <table:table-cell office:value="4.032918315557898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lho</text:p>
          </table:table-cell>
          <table:table-cell office:value="1134811.3641304346" office:value-type="float"/>
          <table:table-cell office:value="1123945.8242753623" office:value-type="float"/>
          <table:table-cell office:value="1138292.6032608694" office:value-type="float"/>
          <table:table-cell office:value="1208360.2644927534" office:value-type="float"/>
          <table:table-cell office:value="1233845.7047101452" office:value-type="float"/>
          <table:table-cell office:value="1217054.628623188" office:value-type="float"/>
          <table:table-cell office:value="1161307.9039855073" office:value-type="float"/>
          <table:table-cell office:value="1192929.3967391301" office:value-type="float"/>
          <table:table-cell office:value="1141142.820652174" office:value-type="float"/>
          <table:table-cell office:value="1221513.5036231885" office:value-type="float"/>
          <table:table-cell office:value="1244131.927536232" office:value-type="float"/>
          <table:table-cell office:value="3.681669144635013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gosto</text:p>
          </table:table-cell>
          <table:table-cell office:value="1128069.1485507241" office:value-type="float"/>
          <table:table-cell office:value="1181460.6249999995" office:value-type="float"/>
          <table:table-cell office:value="1166961.608695652" office:value-type="float"/>
          <table:table-cell office:value="1206633.8297101448" office:value-type="float"/>
          <table:table-cell office:value="1183800.0036231887" office:value-type="float"/>
          <table:table-cell office:value="1158088.096014493" office:value-type="float"/>
          <table:table-cell office:value="1232843.175724637" office:value-type="float"/>
          <table:table-cell office:value="1230011.8804347822" office:value-type="float"/>
          <table:table-cell office:value="1211620.5778985508" office:value-type="float"/>
          <table:table-cell office:value="1182873.4076086956" office:value-type="float"/>
          <table:table-cell office:value="1196802.1394927537" office:value-type="float"/>
          <table:table-cell office:value="3.34385792152702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tembro</text:p>
          </table:table-cell>
          <table:table-cell office:value="1066313.153985507" office:value-type="float"/>
          <table:table-cell office:value="1087716.3894927537" office:value-type="float"/>
          <table:table-cell office:value="1035291.0815217388" office:value-type="float"/>
          <table:table-cell office:value="1094027.893115942" office:value-type="float"/>
          <table:table-cell office:value="1153514.532608696" office:value-type="float"/>
          <table:table-cell office:value="1113924.0742753623" office:value-type="float"/>
          <table:table-cell office:value="1137509.2427536228" office:value-type="float"/>
          <table:table-cell office:value="1126406.9619565215" office:value-type="float"/>
          <table:table-cell office:value="1090908.2898550727" office:value-type="float"/>
          <table:table-cell office:value="1094517.1539855066" office:value-type="float"/>
          <table:table-cell office:value="1138968.744565217" office:value-type="float"/>
          <table:table-cell office:value="3.423473972341284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utubro</text:p>
          </table:table-cell>
          <table:table-cell office:value="1047264.4293478258" office:value-type="float"/>
          <table:table-cell office:value="1065559.349637681" office:value-type="float"/>
          <table:table-cell office:value="1124422.6286231882" office:value-type="float"/>
          <table:table-cell office:value="1177841.570652174" office:value-type="float"/>
          <table:table-cell office:value="1158228.5471014485" office:value-type="float"/>
          <table:table-cell office:value="1102364.3985507241" office:value-type="float"/>
          <table:table-cell office:value="1095817.3768115942" office:value-type="float"/>
          <table:table-cell office:value="1100501.490942029" office:value-type="float"/>
          <table:table-cell office:value="1129187.6648550723" office:value-type="float"/>
          <table:table-cell office:value="1153871.52536231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vembro</text:p>
          </table:table-cell>
          <table:table-cell office:value="1047236.3423913042" office:value-type="float"/>
          <table:table-cell office:value="1071082.7083333333" office:value-type="float"/>
          <table:table-cell office:value="1062813.320652174" office:value-type="float"/>
          <table:table-cell office:value="1085388.3387681157" office:value-type="float"/>
          <table:table-cell office:value="1062273.6956521736" office:value-type="float"/>
          <table:table-cell office:value="1032727.4818840575" office:value-type="float"/>
          <table:table-cell office:value="1098597.5217391304" office:value-type="float"/>
          <table:table-cell office:value="1097456.9637681155" office:value-type="float"/>
          <table:table-cell office:value="1096103.7282608692" office:value-type="float"/>
          <table:table-cell office:value="1069645.230072463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zembro</text:p>
          </table:table-cell>
          <table:table-cell office:value="1084368.5235507246" office:value-type="float"/>
          <table:table-cell office:value="1111956.3297101452" office:value-type="float"/>
          <table:table-cell office:value="1044586.0072463768" office:value-type="float"/>
          <table:table-cell office:value="1102760.0507246377" office:value-type="float"/>
          <table:table-cell office:value="1148130.0851449275" office:value-type="float"/>
          <table:table-cell office:value="1118523.5380434778" office:value-type="float"/>
          <table:table-cell office:value="1144227.831521739" office:value-type="float"/>
          <table:table-cell office:value="1099940.6503623186" office:value-type="float"/>
          <table:table-cell office:value="1065519.9692028984" office:value-type="float"/>
          <table:table-cell office:value="1122450.423913043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otal do Ano</text:p>
          </table:table-cell>
          <table:table-cell office:value="12558330.467391295" office:value-type="float"/>
          <table:table-cell office:value="12867304.599637682" office:value-type="float"/>
          <table:table-cell office:value="12926498.78260869" office:value-type="float"/>
          <table:table-cell office:value="13276484.05615942" office:value-type="float"/>
          <table:table-cell office:value="13443962.440217389" office:value-type="float"/>
          <table:table-cell office:value="13249127.077898549" office:value-type="float"/>
          <table:table-cell office:value="13397604.644927537" office:value-type="float"/>
          <table:table-cell office:value="13388746.39673913" office:value-type="float"/>
          <table:table-cell office:value="13256886.168478258" office:value-type="float"/>
          <table:table-cell office:value="13208918.108695652" office:value-type="float"/>
          <table:table-cell office:value="10200606.48731884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onte: ANP, conforme Resolução ANP n° 17/2014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tas: 1) (m3) = metro cúbico. <text:s/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6"/>2) (n/d) = não disponível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6"/>3) Vasilhame: Até P13 inclui P2, P5, P7, P8 e P13. Outros inclui P20, P45, P90 e granel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4) Dados atualizados em 30 de outubro de 2020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1 Essas informações são ainda preliminares e poderão sofrer ajustes nas próximas atualizaçõe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 Variação percentual do somatório dos valores desde o mês de janeiro até um determinado mês do ano de 2020, em relação ao somatório do mesmo período do ano de 2019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oltar ao índi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¹, de GLP por Região e Vasilhame - 2010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lecione, clicando nas setas abaixo, a UNIDADE DA FEDERAÇÃO e o PRODUTO desejado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RASI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GLP TOTAL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ASIL</text:p>
          </table:table-cell>
        </table:table-row>
        <table:table-row>
          <table:table-cell office:value-type="string">
            <text:p/>
          </table:table-cell>
          <table:table-cell office:value-type="string">
            <text:p>REGIÃ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LP TOTAL (m3)</text:p>
          </table:table-cell>
        </table:table-row>
        <table:table-row>
          <table:table-cell office:value-type="string">
            <text:p/>
          </table:table-cell>
          <table:table-cell office:value-type="string">
            <text:p>VASILHAME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ndas Mensais </text:p>
          </table:table-cell>
        </table:table-row>
        <table:table-row>
          <table:table-cell office:value-type="string">
            <text:p/>
          </table:table-cell>
          <table:table-cell office:value-type="string">
            <text:p>xxxxxxxxxxxxxxxxx</text:p>
          </table:table-cell>
          <table:table-cell office:value-type="string">
            <text:p>xxxxxxxx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ARIAÇÃO DO ACUMULA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ados</text:p>
          </table:table-cell>
          <table:table-cell office:value="2010" office:value-type="float"/>
          <table:table-cell office:value="2011" office:value-type="float"/>
          <table:table-cell office:value="2012" office:value-type="float"/>
          <table:table-cell office:value="2013" office:value-type="float"/>
          <table:table-cell office:value="2014" office:value-type="float"/>
          <table:table-cell office:value="2015" office:value-type="float"/>
          <table:table-cell office:value-type="string">
            <text:p>2016</text:p>
          </table:table-cell>
          <table:table-cell office:value="2017" office:value-type="float"/>
          <table:table-cell office:value="2018" office:value-type="float"/>
          <table:table-cell office:value="2019" office:value-type="float"/>
          <table:table-cell office:value="2020" office:value-type="float"/>
          <table:table-cell office:value-type="string">
            <text:p>NO ANO 2020 / 2019 (%) ²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aneiro</text:p>
          </table:table-cell>
          <table:table-cell office:value="927213.9365942026" office:value-type="float"/>
          <table:table-cell office:value="958148.1847826081" office:value-type="float"/>
          <table:table-cell office:value="1013303.4293478259" office:value-type="float"/>
          <table:table-cell office:value="1042884.8894927535" office:value-type="float"/>
          <table:table-cell office:value="1056473.2590579707" office:value-type="float"/>
          <table:table-cell office:value="1037069.8713768115" office:value-type="float"/>
          <table:table-cell office:value="999551.1811594203" office:value-type="float"/>
          <table:table-cell office:value="1011625.5452898545" office:value-type="float"/>
          <table:table-cell office:value="1039086.7862318839" office:value-type="float"/>
          <table:table-cell office:value="1022056.012681159" office:value-type="float"/>
          <table:table-cell office:value="1032876.5416666665" office:value-type="float"/>
          <table:table-cell office:value="1.058702150493884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evereiro</text:p>
          </table:table-cell>
          <table:table-cell office:value="899369.9184782606" office:value-type="float"/>
          <table:table-cell office:value="949228.871376812" office:value-type="float"/>
          <table:table-cell office:value="996726.456521739" office:value-type="float"/>
          <table:table-cell office:value="971971.2572463768" office:value-type="float"/>
          <table:table-cell office:value="993866.8242753621" office:value-type="float"/>
          <table:table-cell office:value="992039.5960144927" office:value-type="float"/>
          <table:table-cell office:value="1022272.44384058" office:value-type="float"/>
          <table:table-cell office:value="967910.885869565" office:value-type="float"/>
          <table:table-cell office:value="994369.0634057969" office:value-type="float"/>
          <table:table-cell office:value="997556.3224637682" office:value-type="float"/>
          <table:table-cell office:value="1014197.1576086958" office:value-type="float"/>
          <table:table-cell office:value="1.35973442291659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rço</text:p>
          </table:table-cell>
          <table:table-cell office:value="1057097.099637681" office:value-type="float"/>
          <table:table-cell office:value="1071177.7626811594" office:value-type="float"/>
          <table:table-cell office:value="1092848.1721014492" office:value-type="float"/>
          <table:table-cell office:value="1037588.5018115939" office:value-type="float"/>
          <table:table-cell office:value="1075259.2699275361" office:value-type="float"/>
          <table:table-cell office:value="1124531.1123188403" office:value-type="float"/>
          <table:table-cell office:value="1114001.6902173911" office:value-type="float"/>
          <table:table-cell office:value="1182241.9384057971" office:value-type="float"/>
          <table:table-cell office:value="1095644.824275362" office:value-type="float"/>
          <table:table-cell office:value="1052253.9438405796" office:value-type="float"/>
          <table:table-cell office:value="1177628.3532608694" office:value-type="float"/>
          <table:table-cell office:value="4.97533940836769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bril</text:p>
          </table:table-cell>
          <table:table-cell office:value="1023515.9438405792" office:value-type="float"/>
          <table:table-cell office:value="1026988.492753623" office:value-type="float"/>
          <table:table-cell office:value="1007929.5634057971" office:value-type="float"/>
          <table:table-cell office:value="1119606.028985507" office:value-type="float"/>
          <table:table-cell office:value="1099296.1376811594" office:value-type="float"/>
          <table:table-cell office:value="1091034.653985507" office:value-type="float"/>
          <table:table-cell office:value="1057721.7717391304" office:value-type="float"/>
          <table:table-cell office:value="1032438.0742753621" office:value-type="float"/>
          <table:table-cell office:value="1092362.5996376814" office:value-type="float"/>
          <table:table-cell office:value="1086750.4782608694" office:value-type="float"/>
          <table:table-cell office:value="1129284.2880434783" office:value-type="float"/>
          <table:table-cell office:value="4.69794633018065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io</text:p>
          </table:table-cell>
          <table:table-cell office:value="1055491.2210144922" office:value-type="float"/>
          <table:table-cell office:value="1105010.3804347825" office:value-type="float"/>
          <table:table-cell office:value="1134760.166666666" office:value-type="float"/>
          <table:table-cell office:value="1130482.3641304348" office:value-type="float"/>
          <table:table-cell office:value="1164096.168478261" office:value-type="float"/>
          <table:table-cell office:value="1099560.8043478264" office:value-type="float"/>
          <table:table-cell office:value="1143702.0054347822" office:value-type="float"/>
          <table:table-cell office:value="1175074.596014493" office:value-type="float"/>
          <table:table-cell office:value="1033308.6467391304" office:value-type="float"/>
          <table:table-cell office:value="1134203.61231884" office:value-type="float"/>
          <table:table-cell office:value="1099207.199275362" office:value-type="float"/>
          <table:table-cell office:value="3.030013472817527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nho</text:p>
          </table:table-cell>
          <table:table-cell office:value="1087579.3858695652" office:value-type="float"/>
          <table:table-cell office:value="1115029.68115942" office:value-type="float"/>
          <table:table-cell office:value="1108563.7445652168" office:value-type="float"/>
          <table:table-cell office:value="1098939.0670289854" office:value-type="float"/>
          <table:table-cell office:value="1115178.2119565217" office:value-type="float"/>
          <table:table-cell office:value="1162208.8224637688" office:value-type="float"/>
          <table:table-cell office:value="1190052.5000000005" office:value-type="float"/>
          <table:table-cell office:value="1172208.0126811592" office:value-type="float"/>
          <table:table-cell office:value="1267631.1974637676" office:value-type="float"/>
          <table:table-cell office:value="1071226.4945652175" office:value-type="float"/>
          <table:table-cell office:value="1167510.1358695652" office:value-type="float"/>
          <table:table-cell office:value="4.032918315557898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lho</text:p>
          </table:table-cell>
          <table:table-cell office:value="1134811.3641304346" office:value-type="float"/>
          <table:table-cell office:value="1123945.8242753623" office:value-type="float"/>
          <table:table-cell office:value="1138292.6032608694" office:value-type="float"/>
          <table:table-cell office:value="1208360.2644927534" office:value-type="float"/>
          <table:table-cell office:value="1233845.7047101452" office:value-type="float"/>
          <table:table-cell office:value="1217054.628623188" office:value-type="float"/>
          <table:table-cell office:value="1161307.9039855073" office:value-type="float"/>
          <table:table-cell office:value="1192929.3967391301" office:value-type="float"/>
          <table:table-cell office:value="1141142.820652174" office:value-type="float"/>
          <table:table-cell office:value="1221513.5036231885" office:value-type="float"/>
          <table:table-cell office:value="1244131.927536232" office:value-type="float"/>
          <table:table-cell office:value="3.681669144635013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gosto</text:p>
          </table:table-cell>
          <table:table-cell office:value="1128069.1485507241" office:value-type="float"/>
          <table:table-cell office:value="1181460.6249999995" office:value-type="float"/>
          <table:table-cell office:value="1166961.608695652" office:value-type="float"/>
          <table:table-cell office:value="1206633.8297101448" office:value-type="float"/>
          <table:table-cell office:value="1183800.0036231887" office:value-type="float"/>
          <table:table-cell office:value="1158088.096014493" office:value-type="float"/>
          <table:table-cell office:value="1232843.175724637" office:value-type="float"/>
          <table:table-cell office:value="1230011.8804347822" office:value-type="float"/>
          <table:table-cell office:value="1211620.5778985508" office:value-type="float"/>
          <table:table-cell office:value="1182873.4076086956" office:value-type="float"/>
          <table:table-cell office:value="1196802.1394927537" office:value-type="float"/>
          <table:table-cell office:value="3.34385792152702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tembro</text:p>
          </table:table-cell>
          <table:table-cell office:value="1066313.153985507" office:value-type="float"/>
          <table:table-cell office:value="1087716.3894927537" office:value-type="float"/>
          <table:table-cell office:value="1035291.0815217388" office:value-type="float"/>
          <table:table-cell office:value="1094027.893115942" office:value-type="float"/>
          <table:table-cell office:value="1153514.532608696" office:value-type="float"/>
          <table:table-cell office:value="1113924.0742753623" office:value-type="float"/>
          <table:table-cell office:value="1137509.2427536228" office:value-type="float"/>
          <table:table-cell office:value="1126406.9619565215" office:value-type="float"/>
          <table:table-cell office:value="1090908.2898550727" office:value-type="float"/>
          <table:table-cell office:value="1094517.1539855066" office:value-type="float"/>
          <table:table-cell office:value="1138968.744565217" office:value-type="float"/>
          <table:table-cell office:value="3.423473972341284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utubro</text:p>
          </table:table-cell>
          <table:table-cell office:value="1047264.4293478258" office:value-type="float"/>
          <table:table-cell office:value="1065559.349637681" office:value-type="float"/>
          <table:table-cell office:value="1124422.6286231882" office:value-type="float"/>
          <table:table-cell office:value="1177841.570652174" office:value-type="float"/>
          <table:table-cell office:value="1158228.5471014485" office:value-type="float"/>
          <table:table-cell office:value="1102364.3985507241" office:value-type="float"/>
          <table:table-cell office:value="1095817.3768115942" office:value-type="float"/>
          <table:table-cell office:value="1100501.490942029" office:value-type="float"/>
          <table:table-cell office:value="1129187.6648550723" office:value-type="float"/>
          <table:table-cell office:value="1153871.52536231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vembro</text:p>
          </table:table-cell>
          <table:table-cell office:value="1047236.3423913042" office:value-type="float"/>
          <table:table-cell office:value="1071082.7083333333" office:value-type="float"/>
          <table:table-cell office:value="1062813.320652174" office:value-type="float"/>
          <table:table-cell office:value="1085388.3387681157" office:value-type="float"/>
          <table:table-cell office:value="1062273.6956521736" office:value-type="float"/>
          <table:table-cell office:value="1032727.4818840575" office:value-type="float"/>
          <table:table-cell office:value="1098597.5217391304" office:value-type="float"/>
          <table:table-cell office:value="1097456.9637681155" office:value-type="float"/>
          <table:table-cell office:value="1096103.7282608692" office:value-type="float"/>
          <table:table-cell office:value="1069645.230072463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zembro</text:p>
          </table:table-cell>
          <table:table-cell office:value="1084368.5235507246" office:value-type="float"/>
          <table:table-cell office:value="1111956.3297101452" office:value-type="float"/>
          <table:table-cell office:value="1044586.0072463768" office:value-type="float"/>
          <table:table-cell office:value="1102760.0507246377" office:value-type="float"/>
          <table:table-cell office:value="1148130.0851449275" office:value-type="float"/>
          <table:table-cell office:value="1118523.5380434778" office:value-type="float"/>
          <table:table-cell office:value="1144227.831521739" office:value-type="float"/>
          <table:table-cell office:value="1099940.6503623186" office:value-type="float"/>
          <table:table-cell office:value="1065519.9692028984" office:value-type="float"/>
          <table:table-cell office:value="1122450.423913043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otal do Ano</text:p>
          </table:table-cell>
          <table:table-cell office:value="12558330.467391295" office:value-type="float"/>
          <table:table-cell office:value="12867304.599637682" office:value-type="float"/>
          <table:table-cell office:value="12926498.78260869" office:value-type="float"/>
          <table:table-cell office:value="13276484.05615942" office:value-type="float"/>
          <table:table-cell office:value="13443962.440217389" office:value-type="float"/>
          <table:table-cell office:value="13249127.077898549" office:value-type="float"/>
          <table:table-cell office:value="13397604.644927537" office:value-type="float"/>
          <table:table-cell office:value="13388746.39673913" office:value-type="float"/>
          <table:table-cell office:value="13256886.168478258" office:value-type="float"/>
          <table:table-cell office:value="13208918.108695652" office:value-type="float"/>
          <table:table-cell office:value="10200606.48731884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onte: ANP, conforme Resolução ANP n° 17/2014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tas: 1) (m3) = metro cúbico. <text:s/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2) (n/d) = não disponível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3) Vasilhame: Até P13 inclui P2, P5, P7, P8 e P13. Outros inclui P20, P45, P90 e granel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4) Dados atualizados em 30 de outubro de 2020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1 Essas informações são ainda preliminares e poderão sofrer ajustes nas próximas atualizaçõe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 Variação percentual do somatório dos valores desde o mês de janeiro até um determinado mês do ano de 2020, em relação ao somatório do mesmo período do ano de 2019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oltar ao índi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¹, de etanol hidratado por segmento e Unidade da Federação - 2012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lecione, clicando nas setas abaixo, a UNIDADE DA FEDERAÇÃO e o PRODUTO desejado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RASI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TANOL HIDRATADO TOTAL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UN. DA FEDERAÇÃ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ASIL</text:p>
          </table:table-cell>
        </table:table-row>
        <table:table-row>
          <table:table-cell office:value-type="string">
            <text:p/>
          </table:table-cell>
          <table:table-cell office:value-type="string">
            <text:p>SEGMENT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TANOL HIDRATADO TOTAL (m3)</text:p>
          </table:table-cell>
        </table:table-row>
        <table:table-row>
          <table:table-cell office:value-type="string">
            <text:p/>
          </table:table-cell>
          <table:table-cell office:value-type="string">
            <text:p>xxxxxxxxxxxxxxxxx</text:p>
          </table:table-cell>
          <table:table-cell office:value-type="string">
            <text:p>xxxxxxxx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ndas Mensais 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ARIAÇÃO DO ACUMULA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ados</text:p>
          </table:table-cell>
          <table:table-cell office:value="2012" office:value-type="float"/>
          <table:table-cell office:value="2013" office:value-type="float"/>
          <table:table-cell office:value="2014" office:value-type="float"/>
          <table:table-cell office:value="2015" office:value-type="float"/>
          <table:table-cell office:value-type="string">
            <text:p>2016</text:p>
          </table:table-cell>
          <table:table-cell office:value="2017" office:value-type="float"/>
          <table:table-cell office:value="2018" office:value-type="float"/>
          <table:table-cell office:value="2019" office:value-type="float"/>
          <table:table-cell office:value="2020" office:value-type="float"/>
          <table:table-cell office:value-type="string">
            <text:p>NO ANO 2020 / 2019 (%) ²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aneiro</text:p>
          </table:table-cell>
          <table:table-cell office:value="737394.6630000002" office:value-type="float"/>
          <table:table-cell office:value="876568.82" office:value-type="float"/>
          <table:table-cell office:value="1105353.6460000002" office:value-type="float"/>
          <table:table-cell office:value="1251914.5639999995" office:value-type="float"/>
          <table:table-cell office:value="1212363.1019999997" office:value-type="float"/>
          <table:table-cell office:value="886757.919" office:value-type="float"/>
          <table:table-cell office:value="1377296.2210000001" office:value-type="float"/>
          <table:table-cell office:value="1859509.6300000001" office:value-type="float"/>
          <table:table-cell office:value="1900091.8310000002" office:value-type="float"/>
          <table:table-cell office:value="2.18241413463398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evereiro</text:p>
          </table:table-cell>
          <table:table-cell office:value="792700.209" office:value-type="float"/>
          <table:table-cell office:value="887521.763" office:value-type="float"/>
          <table:table-cell office:value="1059307.807" office:value-type="float"/>
          <table:table-cell office:value="1269071.8109999998" office:value-type="float"/>
          <table:table-cell office:value="1140129.3390000002" office:value-type="float"/>
          <table:table-cell office:value="867881.941" office:value-type="float"/>
          <table:table-cell office:value="1242878.6959999995" office:value-type="float"/>
          <table:table-cell office:value="1729379.8760000002" office:value-type="float"/>
          <table:table-cell office:value="1772916.8709999998" office:value-type="float"/>
          <table:table-cell office:value="2.343878123284848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rço</text:p>
          </table:table-cell>
          <table:table-cell office:value="852874.201" office:value-type="float"/>
          <table:table-cell office:value="887354.346" office:value-type="float"/>
          <table:table-cell office:value="959139.4329999998" office:value-type="float"/>
          <table:table-cell office:value="1448765.426" office:value-type="float"/>
          <table:table-cell office:value="1132195.0069999998" office:value-type="float"/>
          <table:table-cell office:value="1009815.7979999998" office:value-type="float"/>
          <table:table-cell office:value="1372784.0960000001" office:value-type="float"/>
          <table:table-cell office:value="1755817.1279999996" office:value-type="float"/>
          <table:table-cell office:value="1478098.604" office:value-type="float"/>
          <table:table-cell office:value="-3.622262946453047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bril</text:p>
          </table:table-cell>
          <table:table-cell office:value="789145.451" office:value-type="float"/>
          <table:table-cell office:value="884511.4459999999" office:value-type="float"/>
          <table:table-cell office:value="997590.681" office:value-type="float"/>
          <table:table-cell office:value="1499971.5269999998" office:value-type="float"/>
          <table:table-cell office:value="1160337.006" office:value-type="float"/>
          <table:table-cell office:value="985482.535" office:value-type="float"/>
          <table:table-cell office:value="1286890.469" office:value-type="float"/>
          <table:table-cell office:value="1817073.4870000004" office:value-type="float"/>
          <table:table-cell office:value="1208503.181" office:value-type="float"/>
          <table:table-cell office:value="-11.20070178708577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io</text:p>
          </table:table-cell>
          <table:table-cell office:value="813118.3950000001" office:value-type="float"/>
          <table:table-cell office:value="871349.1170000002" office:value-type="float"/>
          <table:table-cell office:value="991461.4430000001" office:value-type="float"/>
          <table:table-cell office:value="1434707.5439999998" office:value-type="float"/>
          <table:table-cell office:value="1319907.2329999998" office:value-type="float"/>
          <table:table-cell office:value="1041871.1880000002" office:value-type="float"/>
          <table:table-cell office:value="1315822.2300000002" office:value-type="float"/>
          <table:table-cell office:value="1869708.1130000001" office:value-type="float"/>
          <table:table-cell office:value="1268952.5700000003" office:value-type="float"/>
          <table:table-cell office:value="-15.53370984549965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nho</text:p>
          </table:table-cell>
          <table:table-cell office:value="752357.707" office:value-type="float"/>
          <table:table-cell office:value="906254.868" office:value-type="float"/>
          <table:table-cell office:value="951224.9740000002" office:value-type="float"/>
          <table:table-cell office:value="1490273.458" office:value-type="float"/>
          <table:table-cell office:value="1261522.51" office:value-type="float"/>
          <table:table-cell office:value="1047822.916" office:value-type="float"/>
          <table:table-cell office:value="1494048.567" office:value-type="float"/>
          <table:table-cell office:value="1729295.153" office:value-type="float"/>
          <table:table-cell office:value="1335636.4489999996" office:value-type="float"/>
          <table:table-cell office:value="-16.6956606818276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lho</text:p>
          </table:table-cell>
          <table:table-cell office:value="766073.9600000002" office:value-type="float"/>
          <table:table-cell office:value="963603.5839999999" office:value-type="float"/>
          <table:table-cell office:value="1015424.9059999998" office:value-type="float"/>
          <table:table-cell office:value="1552109.5260000003" office:value-type="float"/>
          <table:table-cell office:value="1314601.9820000003" office:value-type="float"/>
          <table:table-cell office:value="1056344.3190000001" office:value-type="float"/>
          <table:table-cell office:value="1609360.2400000002" office:value-type="float"/>
          <table:table-cell office:value="1865746.8879999998" office:value-type="float"/>
          <table:table-cell office:value="1510860.9300000002" office:value-type="float"/>
          <table:table-cell office:value="-17.03927992997270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gosto</text:p>
          </table:table-cell>
          <table:table-cell office:value="821321.799" office:value-type="float"/>
          <table:table-cell office:value="1021076.3110000002" office:value-type="float"/>
          <table:table-cell office:value="1061067.2370000002" office:value-type="float"/>
          <table:table-cell office:value="1576056.0879999995" office:value-type="float"/>
          <table:table-cell office:value="1351409.3360000001" office:value-type="float"/>
          <table:table-cell office:value="1220999.0180000002" office:value-type="float"/>
          <table:table-cell office:value="1822817.146" office:value-type="float"/>
          <table:table-cell office:value="1868818.2019999998" office:value-type="float"/>
          <table:table-cell office:value="1569803.3250000002" office:value-type="float"/>
          <table:table-cell office:value="-16.9053177292579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tembro</text:p>
          </table:table-cell>
          <table:table-cell office:value="815790.5229999999" office:value-type="float"/>
          <table:table-cell office:value="1017087.234" office:value-type="float"/>
          <table:table-cell office:value="1100117.4990000003" office:value-type="float"/>
          <table:table-cell office:value="1633094.9710000001" office:value-type="float"/>
          <table:table-cell office:value="1344811.3769999999" office:value-type="float"/>
          <table:table-cell office:value="1311907.3320000004" office:value-type="float"/>
          <table:table-cell office:value="1799251.0150000001" office:value-type="float"/>
          <table:table-cell office:value="1873379.5610000002" office:value-type="float"/>
          <table:table-cell office:value="1700708.7100000004" office:value-type="float"/>
          <table:table-cell office:value="-16.02540869950521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utubro</text:p>
          </table:table-cell>
          <table:table-cell office:value="918801.7569999999" office:value-type="float"/>
          <table:table-cell office:value="1126831.232" office:value-type="float"/>
          <table:table-cell office:value="1208197.139" office:value-type="float"/>
          <table:table-cell office:value="1750110.083" office:value-type="float"/>
          <table:table-cell office:value="1198896.5550000004" office:value-type="float"/>
          <table:table-cell office:value="1377058.1349999998" office:value-type="float"/>
          <table:table-cell office:value="2062893.023" office:value-type="float"/>
          <table:table-cell office:value="2055840.70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vembro</text:p>
          </table:table-cell>
          <table:table-cell office:value="898237.5099999998" office:value-type="float"/>
          <table:table-cell office:value="1104611.0659999999" office:value-type="float"/>
          <table:table-cell office:value="1165670.6120000002" office:value-type="float"/>
          <table:table-cell office:value="1409931.5540000002" office:value-type="float"/>
          <table:table-cell office:value="1005537.458" office:value-type="float"/>
          <table:table-cell office:value="1338011.872" office:value-type="float"/>
          <table:table-cell office:value="1945479.785" office:value-type="float"/>
          <table:table-cell office:value="1981879.46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zembro</text:p>
          </table:table-cell>
          <table:table-cell office:value="892364.1290000001" office:value-type="float"/>
          <table:table-cell office:value="1210722.975" office:value-type="float"/>
          <table:table-cell office:value="1379559.7789999999" office:value-type="float"/>
          <table:table-cell office:value="1546732.9529999997" office:value-type="float"/>
          <table:table-cell office:value="1144133.271" office:value-type="float"/>
          <table:table-cell office:value="1497821.338" office:value-type="float"/>
          <table:table-cell office:value="2055197.6849999998" office:value-type="float"/>
          <table:table-cell office:value="2137636.332000000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otal do Ano</text:p>
          </table:table-cell>
          <table:table-cell office:value="9850180.303999994" office:value-type="float"/>
          <table:table-cell office:value="11757492.762" office:value-type="float"/>
          <table:table-cell office:value="12994115.156" office:value-type="float"/>
          <table:table-cell office:value="17862739.505000003" office:value-type="float"/>
          <table:table-cell office:value="14585844.175999997" office:value-type="float"/>
          <table:table-cell office:value="13641774.311000003" office:value-type="float"/>
          <table:table-cell office:value="19384719.173000004" office:value-type="float"/>
          <table:table-cell office:value="22544084.539000005" office:value-type="float"/>
          <table:table-cell office:value="13745572.47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onte: ANP, conforme Resolução ANP n° 17/2014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tas: 1) (m3) = metro cúbico. <text:s text:c="2"/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2) (n/d) = não disponível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3) Dados atualizados em 30 de outubro de 2020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1 Essas informações são ainda preliminares e poderão sofrer ajustes nas próximas atualizaçõe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 Variação percentual do somatório dos valores desde o mês de janeiro até um determinado mês do ano de 2020, em relação ao somatório do mesmo período do ano de 2019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oltar ao índi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¹, de gasolina C por segmento e Unidade da Federação - 2012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lecione, clicando nas setas abaixo, a UNIDADE DA FEDERAÇÃO e o PRODUTO desejado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RASI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GASOLINA C TOTAL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UN. DA FEDERAÇÃ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ASIL</text:p>
          </table:table-cell>
        </table:table-row>
        <table:table-row>
          <table:table-cell office:value-type="string">
            <text:p/>
          </table:table-cell>
          <table:table-cell office:value-type="string">
            <text:p>SEGMENT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ASOLINA C TOTAL (m3)</text:p>
          </table:table-cell>
        </table:table-row>
        <table:table-row>
          <table:table-cell office:value-type="string">
            <text:p/>
          </table:table-cell>
          <table:table-cell office:value-type="string">
            <text:p>xxxxxxxxxxxxxxxxx</text:p>
          </table:table-cell>
          <table:table-cell office:value-type="string">
            <text:p>xxxxxxxx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ndas Mensais 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ARIAÇÃO DO ACUMULA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ados</text:p>
          </table:table-cell>
          <table:table-cell office:value="2012" office:value-type="float"/>
          <table:table-cell office:value="2013" office:value-type="float"/>
          <table:table-cell office:value="2014" office:value-type="float"/>
          <table:table-cell office:value="2015" office:value-type="float"/>
          <table:table-cell office:value-type="string">
            <text:p>2016</text:p>
          </table:table-cell>
          <table:table-cell office:value="2017" office:value-type="float"/>
          <table:table-cell office:value="2018" office:value-type="float"/>
          <table:table-cell office:value="2019" office:value-type="float"/>
          <table:table-cell office:value="2020" office:value-type="float"/>
          <table:table-cell office:value-type="string">
            <text:p>NO ANO 2020 / 2019 (%) ²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aneiro</text:p>
          </table:table-cell>
          <table:table-cell office:value="3097527.276" office:value-type="float"/>
          <table:table-cell office:value="3335897.4120000005" office:value-type="float"/>
          <table:table-cell office:value="3588306.043000001" office:value-type="float"/>
          <table:table-cell office:value="3860410.4309999994" office:value-type="float"/>
          <table:table-cell office:value="3321867.9709999994" office:value-type="float"/>
          <table:table-cell office:value="3722536.7680000006" office:value-type="float"/>
          <table:table-cell office:value="3389921.8490000004" office:value-type="float"/>
          <table:table-cell office:value="3126943.2580000004" office:value-type="float"/>
          <table:table-cell office:value="3167239.5870000003" office:value-type="float"/>
          <table:table-cell office:value="1.2886811712014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evereiro</text:p>
          </table:table-cell>
          <table:table-cell office:value="3062795.1700000004" office:value-type="float"/>
          <table:table-cell office:value="2987486.748" office:value-type="float"/>
          <table:table-cell office:value="3432934.922" office:value-type="float"/>
          <table:table-cell office:value="3110122.5199999996" office:value-type="float"/>
          <table:table-cell office:value="3463858.3870000006" office:value-type="float"/>
          <table:table-cell office:value="3546965.903999999" office:value-type="float"/>
          <table:table-cell office:value="3132420.3999999994" office:value-type="float"/>
          <table:table-cell office:value="2956866.405" office:value-type="float"/>
          <table:table-cell office:value="3083980.7870000005" office:value-type="float"/>
          <table:table-cell office:value="2.75174142968581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rço</text:p>
          </table:table-cell>
          <table:table-cell office:value="3309409.7730000005" office:value-type="float"/>
          <table:table-cell office:value="3360621.8799999994" office:value-type="float"/>
          <table:table-cell office:value="3555264.988" office:value-type="float"/>
          <table:table-cell office:value="3402206.0810000002" office:value-type="float"/>
          <table:table-cell office:value="3732665.2580000004" office:value-type="float"/>
          <table:table-cell office:value="3948915.9669999997" office:value-type="float"/>
          <table:table-cell office:value="3625937.3129999996" office:value-type="float"/>
          <table:table-cell office:value="3112212.519" office:value-type="float"/>
          <table:table-cell office:value="2697024.6129999994" office:value-type="float"/>
          <table:table-cell office:value="-2.694395360256862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bril</text:p>
          </table:table-cell>
          <table:table-cell office:value="3167339.3749999986" office:value-type="float"/>
          <table:table-cell office:value="3423164.5539999995" office:value-type="float"/>
          <table:table-cell office:value="3763829.979999999" office:value-type="float"/>
          <table:table-cell office:value="3449428.9850000003" office:value-type="float"/>
          <table:table-cell office:value="3571395.664" office:value-type="float"/>
          <table:table-cell office:value="3650211.704999999" office:value-type="float"/>
          <table:table-cell office:value="3374562.5639999984" office:value-type="float"/>
          <table:table-cell office:value="3195715.1770000006" office:value-type="float"/>
          <table:table-cell office:value="2286484.697000001" office:value-type="float"/>
          <table:table-cell office:value="-9.33692864430891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io</text:p>
          </table:table-cell>
          <table:table-cell office:value="3245573.8760000006" office:value-type="float"/>
          <table:table-cell office:value="3499342.926999999" office:value-type="float"/>
          <table:table-cell office:value="3716598.2479999997" office:value-type="float"/>
          <table:table-cell office:value="3274964.64" office:value-type="float"/>
          <table:table-cell office:value="3428700.68" office:value-type="float"/>
          <table:table-cell office:value="3784613.178" office:value-type="float"/>
          <table:table-cell office:value="3067245.437999998" office:value-type="float"/>
          <table:table-cell office:value="3139780.247000001" office:value-type="float"/>
          <table:table-cell office:value="2499361.956" office:value-type="float"/>
          <table:table-cell office:value="-11.57276456555433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nho</text:p>
          </table:table-cell>
          <table:table-cell office:value="3209042.5169999995" office:value-type="float"/>
          <table:table-cell office:value="3281793.46" office:value-type="float"/>
          <table:table-cell office:value="3455630.5299999993" office:value-type="float"/>
          <table:table-cell office:value="3344632.4549999996" office:value-type="float"/>
          <table:table-cell office:value="3370928.205" office:value-type="float"/>
          <table:table-cell office:value="3761325.410999999" office:value-type="float"/>
          <table:table-cell office:value="3152100.196" office:value-type="float"/>
          <table:table-cell office:value="2955523.365999999" office:value-type="float"/>
          <table:table-cell office:value="2722475.0370000005" office:value-type="float"/>
          <table:table-cell office:value="-10.98323035079170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lho</text:p>
          </table:table-cell>
          <table:table-cell office:value="3249795.029999999" office:value-type="float"/>
          <table:table-cell office:value="3485650.315" office:value-type="float"/>
          <table:table-cell office:value="3645347.8749999995" office:value-type="float"/>
          <table:table-cell office:value="3422148.9299999992" office:value-type="float"/>
          <table:table-cell office:value="3442005.5619999995" office:value-type="float"/>
          <table:table-cell office:value="3709278.449" office:value-type="float"/>
          <table:table-cell office:value="2996048.7350000003" office:value-type="float"/>
          <table:table-cell office:value="3226324.925" office:value-type="float"/>
          <table:table-cell office:value="2981551.989000001" office:value-type="float"/>
          <table:table-cell office:value="-10.47855611973249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gosto</text:p>
          </table:table-cell>
          <table:table-cell office:value="3443751.1469999994" office:value-type="float"/>
          <table:table-cell office:value="3586453.295999999" office:value-type="float"/>
          <table:table-cell office:value="3703508.338999999" office:value-type="float"/>
          <table:table-cell office:value="3289414.4390000002" office:value-type="float"/>
          <table:table-cell office:value="3553375.613999999" office:value-type="float"/>
          <table:table-cell office:value="3695580.263" office:value-type="float"/>
          <table:table-cell office:value="3197553.4230000004" office:value-type="float"/>
          <table:table-cell office:value="3257545.299" office:value-type="float"/>
          <table:table-cell office:value="2933072.5439999998" office:value-type="float"/>
          <table:table-cell office:value="-10.41099367818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tembro</text:p>
          </table:table-cell>
          <table:table-cell office:value="3251623.9590000007" office:value-type="float"/>
          <table:table-cell office:value="3372566.564" office:value-type="float"/>
          <table:table-cell office:value="3777758.4859999996" office:value-type="float"/>
          <table:table-cell office:value="3315073.8409999995" office:value-type="float"/>
          <table:table-cell office:value="3583991.917" office:value-type="float"/>
          <table:table-cell office:value="3500534.965000001" office:value-type="float"/>
          <table:table-cell office:value="2887525.0730000013" office:value-type="float"/>
          <table:table-cell office:value="3088984.444999999" office:value-type="float"/>
          <table:table-cell office:value="3127219.046" office:value-type="float"/>
          <table:table-cell office:value="-9.12863475250157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utubro</text:p>
          </table:table-cell>
          <table:table-cell office:value="3570055.057" office:value-type="float"/>
          <table:table-cell office:value="3648718.5900000003" office:value-type="float"/>
          <table:table-cell office:value="4000745.337" office:value-type="float"/>
          <table:table-cell office:value="3475017.5749999993" office:value-type="float"/>
          <table:table-cell office:value="3620869.4019999993" office:value-type="float"/>
          <table:table-cell office:value="3538792.8140000002" office:value-type="float"/>
          <table:table-cell office:value="3053220.141" office:value-type="float"/>
          <table:table-cell office:value="3322277.24999999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vembro</text:p>
          </table:table-cell>
          <table:table-cell office:value="3321685.2650000006" office:value-type="float"/>
          <table:table-cell office:value="3578908.929" office:value-type="float"/>
          <table:table-cell office:value="3537267.448999999" office:value-type="float"/>
          <table:table-cell office:value="3249604.876" office:value-type="float"/>
          <table:table-cell office:value="3706914.296" office:value-type="float"/>
          <table:table-cell office:value="3434291.149" office:value-type="float"/>
          <table:table-cell office:value="3018897.4690000014" office:value-type="float"/>
          <table:table-cell office:value="3219828.55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zembro</text:p>
          </table:table-cell>
          <table:table-cell office:value="3769116.2800000007" office:value-type="float"/>
          <table:table-cell office:value="3865631.916999999" office:value-type="float"/>
          <table:table-cell office:value="4187054.611" office:value-type="float"/>
          <table:table-cell office:value="3944376.7969999993" office:value-type="float"/>
          <table:table-cell office:value="4222508.921999999" office:value-type="float"/>
          <table:table-cell office:value="3856485.4399999985" office:value-type="float"/>
          <table:table-cell office:value="3456346.6609999994" office:value-type="float"/>
          <table:table-cell office:value="3563035.327999999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otal do Ano</text:p>
          </table:table-cell>
          <table:table-cell office:value="39697714.72500002" office:value-type="float"/>
          <table:table-cell office:value="41426236.59200002" office:value-type="float"/>
          <table:table-cell office:value="44364246.80800001" office:value-type="float"/>
          <table:table-cell office:value="41137401.570000015" office:value-type="float"/>
          <table:table-cell office:value="43019081.878000006" office:value-type="float"/>
          <table:table-cell office:value="44149532.013000004" office:value-type="float"/>
          <table:table-cell office:value="38351779.26199998" office:value-type="float"/>
          <table:table-cell office:value="38165036.769999996" office:value-type="float"/>
          <table:table-cell office:value="25498410.25599999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onte: ANP, conforme Resolução ANP n° 17/2014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tas: 1) (m3) = metro cúbico. <text:s text:c="2"/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2) (n/d) = não disponível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3) Dados atualizados em 30 de outubro de 2020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1 Essas informações são ainda preliminares e poderão sofrer ajustes nas próximas atualizaçõe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 Variação percentual do somatório dos valores desde o mês de janeiro até um determinado mês do ano de 2020, em relação ao somatório do mesmo período do ano de 2019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oltar ao índi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endas, pelas distribuidoras¹, de óleo diesel por segmento e Unidade da Federação - 2012-2020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lecione, clicando nas setas abaixo, a UNIDADE DA FEDERAÇÃO e o PRODUTO desejado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RASI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ÓLEO DIESEL TOTAL (m3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UN. DA FEDERAÇÃ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ASIL</text:p>
          </table:table-cell>
        </table:table-row>
        <table:table-row>
          <table:table-cell office:value-type="string">
            <text:p/>
          </table:table-cell>
          <table:table-cell office:value-type="string">
            <text:p>SEGMENTO</text:p>
          </table:table-cell>
          <table:table-cell office:value-type="string">
            <text:p>(Tudo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ÓLEO DIESEL TOTAL TOTAL (m3)</text:p>
          </table:table-cell>
        </table:table-row>
        <table:table-row>
          <table:table-cell office:value-type="string">
            <text:p/>
          </table:table-cell>
          <table:table-cell office:value-type="string">
            <text:p>xxxxxxxxxxxxxxxxx</text:p>
          </table:table-cell>
          <table:table-cell office:value-type="string">
            <text:p>xxxxxxxx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>xxxxxxxxxxxxxxxx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ndas Mensais 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ARIAÇÃO DO ACUMULAD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ados</text:p>
          </table:table-cell>
          <table:table-cell office:value="2012" office:value-type="float"/>
          <table:table-cell office:value="2013" office:value-type="float"/>
          <table:table-cell office:value="2014" office:value-type="float"/>
          <table:table-cell office:value="2015" office:value-type="float"/>
          <table:table-cell office:value-type="string">
            <text:p>2016</text:p>
          </table:table-cell>
          <table:table-cell office:value="2017" office:value-type="float"/>
          <table:table-cell office:value="2018" office:value-type="float"/>
          <table:table-cell office:value="2019" office:value-type="float"/>
          <table:table-cell office:value="2020" office:value-type="float"/>
          <table:table-cell office:value-type="string">
            <text:p>NO ANO 2020 / 2019 (%) ²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aneiro</text:p>
          </table:table-cell>
          <table:table-cell office:value="3927754.933000001" office:value-type="float"/>
          <table:table-cell office:value="4456692.989999999" office:value-type="float"/>
          <table:table-cell office:value="4566320.549999999" office:value-type="float"/>
          <table:table-cell office:value="4732998.7530000005" office:value-type="float"/>
          <table:table-cell office:value="3942869.9830000005" office:value-type="float"/>
          <table:table-cell office:value="3959166.6519999984" office:value-type="float"/>
          <table:table-cell office:value="4135742.4269999987" office:value-type="float"/>
          <table:table-cell office:value="4391503.430000002" office:value-type="float"/>
          <table:table-cell office:value="4432971.260999999" office:value-type="float"/>
          <table:table-cell office:value="0.944274134382205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evereiro</text:p>
          </table:table-cell>
          <table:table-cell office:value="4179450.8150000004" office:value-type="float"/>
          <table:table-cell office:value="4276021.112000001" office:value-type="float"/>
          <table:table-cell office:value="4679585.07" office:value-type="float"/>
          <table:table-cell office:value="4071620.839" office:value-type="float"/>
          <table:table-cell office:value="4284566.795" office:value-type="float"/>
          <table:table-cell office:value="4034946.436" office:value-type="float"/>
          <table:table-cell office:value="4120481.712000001" office:value-type="float"/>
          <table:table-cell office:value="4375219.447999999" office:value-type="float"/>
          <table:table-cell office:value="4514231.523" office:value-type="float"/>
          <table:table-cell office:value="2.05869295187726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rço</text:p>
          </table:table-cell>
          <table:table-cell office:value="4750772.878000002" office:value-type="float"/>
          <table:table-cell office:value="4696752.167000001" office:value-type="float"/>
          <table:table-cell office:value="4815102.662999998" office:value-type="float"/>
          <table:table-cell office:value="5013801.728" office:value-type="float"/>
          <table:table-cell office:value="4751359.449999998" office:value-type="float"/>
          <table:table-cell office:value="4852097.245999999" office:value-type="float"/>
          <table:table-cell office:value="4825773.443000002" office:value-type="float"/>
          <table:table-cell office:value="4554752.795999999" office:value-type="float"/>
          <table:table-cell office:value="4710564.495" office:value-type="float"/>
          <table:table-cell office:value="2.524432076668148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bril</text:p>
          </table:table-cell>
          <table:table-cell office:value="4313013.587" office:value-type="float"/>
          <table:table-cell office:value="4943159.0370000005" office:value-type="float"/>
          <table:table-cell office:value="4885145.648" office:value-type="float"/>
          <table:table-cell office:value="4738922.649" office:value-type="float"/>
          <table:table-cell office:value="4572943.979999999" office:value-type="float"/>
          <table:table-cell office:value="4146623.9240000006" office:value-type="float"/>
          <table:table-cell office:value="4618470.220000001" office:value-type="float"/>
          <table:table-cell office:value="4653654.395" office:value-type="float"/>
          <table:table-cell office:value="4004816.903" office:value-type="float"/>
          <table:table-cell office:value="-1.738768430605219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io</text:p>
          </table:table-cell>
          <table:table-cell office:value="4669094.748" office:value-type="float"/>
          <table:table-cell office:value="4928345.789000002" office:value-type="float"/>
          <table:table-cell office:value="5131918.730000002" office:value-type="float"/>
          <table:table-cell office:value="4636556.558000002" office:value-type="float"/>
          <table:table-cell office:value="4499732.576000001" office:value-type="float"/>
          <table:table-cell office:value="4614686.957" office:value-type="float"/>
          <table:table-cell office:value="3772603.273999999" office:value-type="float"/>
          <table:table-cell office:value="4796717.559999999" office:value-type="float"/>
          <table:table-cell office:value="4360350.294000002" office:value-type="float"/>
          <table:table-cell office:value="-3.28876762747284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nho</text:p>
          </table:table-cell>
          <table:table-cell office:value="4563513.589999999" office:value-type="float"/>
          <table:table-cell office:value="4708673.384000001" office:value-type="float"/>
          <table:table-cell office:value="4707725.432999998" office:value-type="float"/>
          <table:table-cell office:value="4863308.679" office:value-type="float"/>
          <table:table-cell office:value="4616496.480999998" office:value-type="float"/>
          <table:table-cell office:value="4677453.593" office:value-type="float"/>
          <table:table-cell office:value="5011752.437000001" office:value-type="float"/>
          <table:table-cell office:value="4653210.841" office:value-type="float"/>
          <table:table-cell office:value="4696043.355" office:value-type="float"/>
          <table:table-cell office:value="-2.5745820734434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Julho</text:p>
          </table:table-cell>
          <table:table-cell office:value="4779889.025000003" office:value-type="float"/>
          <table:table-cell office:value="5119508.310999999" office:value-type="float"/>
          <table:table-cell office:value="5186600.931000003" office:value-type="float"/>
          <table:table-cell office:value="4963402.335999999" office:value-type="float"/>
          <table:table-cell office:value="4697056.957999999" office:value-type="float"/>
          <table:table-cell office:value="4821464.447999999" office:value-type="float"/>
          <table:table-cell office:value="4982153.477999999" office:value-type="float"/>
          <table:table-cell office:value="5187031.607" office:value-type="float"/>
          <table:table-cell office:value="5231198.790999999" office:value-type="float"/>
          <table:table-cell office:value="-2.029656650147726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gosto</text:p>
          </table:table-cell>
          <table:table-cell office:value="5218640.935" office:value-type="float"/>
          <table:table-cell office:value="5369365.13" office:value-type="float"/>
          <table:table-cell office:value="5350986.962000002" office:value-type="float"/>
          <table:table-cell office:value="5017610.450000001" office:value-type="float"/>
          <table:table-cell office:value="4903384.936999999" office:value-type="float"/>
          <table:table-cell office:value="5001582.489999998" office:value-type="float"/>
          <table:table-cell office:value="5197649.583000001" office:value-type="float"/>
          <table:table-cell office:value="5284080.565999999" office:value-type="float"/>
          <table:table-cell office:value="5164439.186999998" office:value-type="float"/>
          <table:table-cell office:value="-2.06235833525930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tembro</text:p>
          </table:table-cell>
          <table:table-cell office:value="4734885.568" office:value-type="float"/>
          <table:table-cell office:value="5029822.6949999975" office:value-type="float"/>
          <table:table-cell office:value="5355678.468" office:value-type="float"/>
          <table:table-cell office:value="4932080.529000001" office:value-type="float"/>
          <table:table-cell office:value="4775598.223000001" office:value-type="float"/>
          <table:table-cell office:value="4856584.100999998" office:value-type="float"/>
          <table:table-cell office:value="4759700.969999999" office:value-type="float"/>
          <table:table-cell office:value="4891110.988000003" office:value-type="float"/>
          <table:table-cell office:value="5237175.794999999" office:value-type="float"/>
          <table:table-cell office:value="-1.017802511399756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utubro</text:p>
          </table:table-cell>
          <table:table-cell office:value="5259784.515999999" office:value-type="float"/>
          <table:table-cell office:value="5483350.453999998" office:value-type="float"/>
          <table:table-cell office:value="5732736.717" office:value-type="float"/>
          <table:table-cell office:value="5181460.313999999" office:value-type="float"/>
          <table:table-cell office:value="4631472.0720000025" office:value-type="float"/>
          <table:table-cell office:value="4915778.464" office:value-type="float"/>
          <table:table-cell office:value="5058821.472" office:value-type="float"/>
          <table:table-cell office:value="5415773.4340000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vembro</text:p>
          </table:table-cell>
          <table:table-cell office:value="5000417.410999999" office:value-type="float"/>
          <table:table-cell office:value="5091614.642" office:value-type="float"/>
          <table:table-cell office:value="4910217.661000001" office:value-type="float"/>
          <table:table-cell office:value="4558032.334" office:value-type="float"/>
          <table:table-cell office:value="4400045.948999999" office:value-type="float"/>
          <table:table-cell office:value="4640681.925000001" office:value-type="float"/>
          <table:table-cell office:value="4738254.634000001" office:value-type="float"/>
          <table:table-cell office:value="4808784.15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ezembro</text:p>
          </table:table-cell>
          <table:table-cell office:value="4503145.664999998" office:value-type="float"/>
          <table:table-cell office:value="4469189.373000001" office:value-type="float"/>
          <table:table-cell office:value="4709598.756" office:value-type="float"/>
          <table:table-cell office:value="4501075.203" office:value-type="float"/>
          <table:table-cell office:value="4203042.668999999" office:value-type="float"/>
          <table:table-cell office:value="4251226.248999997" office:value-type="float"/>
          <table:table-cell office:value="4408063.522000002" office:value-type="float"/>
          <table:table-cell office:value="4286608.50599999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otal do Ano</text:p>
          </table:table-cell>
          <table:table-cell office:value="55900363.671000004" office:value-type="float"/>
          <table:table-cell office:value="58572495.084000014" office:value-type="float"/>
          <table:table-cell office:value="60031617.588999994" office:value-type="float"/>
          <table:table-cell office:value="57210870.37200001" office:value-type="float"/>
          <table:table-cell office:value="54278570.07299996" office:value-type="float"/>
          <table:table-cell office:value="54772292.485" office:value-type="float"/>
          <table:table-cell office:value="55629467.17199999" office:value-type="float"/>
          <table:table-cell office:value="57298447.72399997" office:value-type="float"/>
          <table:table-cell office:value="42351791.60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onte: ANP, conforme Resolução ANP n° 17/2014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tas: 1) (m3) = metro cúbico. <text:s text:c="2"/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2) (n/d) = não disponível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3) A partir de 2014, o óleo disel S-1800 deixou de ser usado para fins rodoviário, conforme Resolução ANP nº 45/2012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4) Dados atualizados em 30 de outubro de 2020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5) A partir de 2008, a mistura de biodiesel puro (B100) ao óleo diesel passou a ser obrigatória. Entre janeiro e junho de 2008, a mistura de biodiesel puro (B100) ao óleo diesel foi de 2%, entre julho de 2008 e junho de 2009 foi de 3%, entre julho e dezembro de 2009 foi de 4% e entre janeiro de 2010 e junho de 2014 foi de 5%. Entre julho e outubro de 2014 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7"/>teor de mistura de biodiesel ao óleo diesel foi de 6% e entre novembro de 2014 e fevereiro de 2017 foi de 7%. Entre março de 2017 e fevereiro de 2018 o teor de mistura de biodiesel ao óleo diesel foi de 8% e, entre março de 2018 e agosto de 2019 foi de 10%. Entre setembro de 2019 e fevereiro de 2020 o teor de mistura de biodiesel ao óleo diesel foi de 11%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 <text:s text:c="16"/>A partir de março de 2020 a mistura passou a ser de 12%, em volume, conforme Lei <text:s/>13.263/2016. Uma exceção a esta regra é o óleo diesel para uso aquaviário. De acordo com a <text:s/>Resolução ANP nº 52/2010, a ANP determinará a adição obrigatória de biodiesel aos combustíveis aquaviários quando as condições técnico-operacionais para o uso seguro da mistura estiverem estabelecida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1 Essas informações são ainda preliminares e poderão sofrer ajustes nas próximas atualizaçõe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 Variação percentual do somatório dos valores desde o mês de janeiro até um determinado mês do ano de 2020, em relação ao somatório do mesmo período do ano de 2019.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Voltar ao índi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3-30T09:15:55.948262</meta:creation-date>
    <dc:date>2023-03-30T09:15:56.219561</dc:date>
    <meta:generator>http://pypi.python.org/pypi/ezodf/0.1.0$Python3.10.6 (main, Mar 10 2023, 10:55:28) [GCC 11.3.0]</meta:generator>
    <meta:document-statistic/>
    <meta:editing-cycles>1</meta:editing-cycles>
  </office:meta>
</office:document-meta>
</file>